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0.91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0.473cm"/>
    </style:style>
    <style:style style:name="co8" style:family="table-column">
      <style:table-column-properties fo:break-before="auto" style:column-width="0.386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38cm"/>
    </style:style>
    <style:style style:name="co11" style:family="table-column">
      <style:table-column-properties fo:break-before="auto" style:column-width="0.7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8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7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9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71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number-columns-repeated="4" table:default-cell-style-name="ce82"/>
        <table:table-column table:style-name="co8" table:default-cell-style-name="ce82"/>
        <table:table-column table:style-name="co7" table:number-columns-repeated="4" table:default-cell-style-name="ce82"/>
        <table:table-column table:style-name="co8" table:default-cell-style-name="ce82"/>
        <table:table-column table:style-name="co7" table:number-columns-repeated="4" table:default-cell-style-name="ce82"/>
        <table:table-column table:style-name="co8" table:default-cell-style-name="ce82"/>
        <table:table-column table:style-name="co7" table:number-columns-repeated="4" table:default-cell-style-name="ce82"/>
        <table:table-column table:style-name="co4" table:default-cell-style-name="ce82"/>
        <table:table-column table:style-name="co9" table:default-cell-style-name="ce69"/>
        <table:table-column table:style-name="co4" table:default-cell-style-name="ce69"/>
        <table:table-column table:style-name="co10" table:default-cell-style-name="ce69"/>
        <table:table-column table:style-name="co11" table:default-cell-style-name="ce69"/>
        <table:table-column table:style-name="co9" table:default-cell-style-name="ce69"/>
        <table:table-column table:style-name="co12" table:number-columns-repeated="3" table:default-cell-style-name="Default"/>
        <table:table-row table:style-name="ro1">
          <table:table-cell table:style-name="ce66"/>
          <table:table-cell table:style-name="ce70" office:value-type="string" calcext:value-type="string">
            <text:p>A=</text:p>
          </table:table-cell>
          <table:table-cell table:style-name="ce73" office:value-type="float" office:value="3307" calcext:value-type="float">
            <text:p>3307</text:p>
          </table:table-cell>
          <table:table-cell table:style-name="ce73" table:number-columns-repeated="3"/>
          <table:table-cell table:style-name="ce81" table:number-columns-repeated="18"/>
          <table:table-cell table:style-name="ce91"/>
          <table:table-cell table:number-columns-repeated="9"/>
        </table:table-row>
        <table:table-row table:style-name="ro1">
          <table:table-cell table:style-name="ce67"/>
          <table:table-cell office:value-type="string" calcext:value-type="string">
            <text:p>C=</text:p>
          </table:table-cell>
          <table:table-cell office:value-type="float" office:value="20458" calcext:value-type="float">
            <text:p>20458</text:p>
          </table:table-cell>
          <table:table-cell table:number-columns-repeated="21"/>
          <table:table-cell table:style-name="ce92"/>
          <table:table-cell table:number-columns-repeated="9"/>
        </table:table-row>
        <table:table-row table:style-name="ro1">
          <table:table-cell table:style-name="ce67"/>
          <table:table-cell table:number-columns-repeated="2"/>
          <table:table-cell table:style-name="ce76"/>
          <table:table-cell table:number-columns-repeated="2"/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" calcext:value-type="float">
            <text:p>8</text:p>
          </table:table-cell>
          <table:table-cell table:style-name="ce83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3307" calcext:value-type="float">
            <text:p>3307</text:p>
          </table:table-cell>
          <table:table-cell/>
          <table:table-cell office:value-type="string" calcext:value-type="string">
            <text:p>B1=</text:p>
          </table:table-cell>
          <table:table-cell/>
          <table:table-cell table:style-name="ce19" table:formula="of:=MOD(INT([.$C4]/2^[.G$3]);2)" office:value-type="float" office:value="0" calcext:value-type="float">
            <text:p>0</text:p>
          </table:table-cell>
          <table:table-cell table:style-name="ce19" table:formula="of:=MOD(INT([.$C4]/2^[.H$3]);2)" office:value-type="float" office:value="0" calcext:value-type="float">
            <text:p>0</text:p>
          </table:table-cell>
          <table:table-cell table:style-name="ce19" table:formula="of:=MOD(INT([.$C4]/2^[.I$3]);2)" office:value-type="float" office:value="0" calcext:value-type="float">
            <text:p>0</text:p>
          </table:table-cell>
          <table:table-cell table:style-name="ce19" table:formula="of:=MOD(INT([.$C4]/2^[.J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27" table:formula="of:=MOD(INT([.$C4]/2^[.L$3]);2)" office:value-type="float" office:value="1" calcext:value-type="float">
            <text:p>1</text:p>
          </table:table-cell>
          <table:table-cell table:style-name="ce19" table:formula="of:=MOD(INT([.$C4]/2^[.M$3]);2)" office:value-type="float" office:value="1" calcext:value-type="float">
            <text:p>1</text:p>
          </table:table-cell>
          <table:table-cell table:style-name="ce19" table:formula="of:=MOD(INT([.$C4]/2^[.N$3]);2)" office:value-type="float" office:value="0" calcext:value-type="float">
            <text:p>0</text:p>
          </table:table-cell>
          <table:table-cell table:style-name="ce19" table:formula="of:=MOD(INT([.$C4]/2^[.O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4]/2^[.Q$3]);2)" office:value-type="float" office:value="1" calcext:value-type="float">
            <text:p>1</text:p>
          </table:table-cell>
          <table:table-cell table:style-name="ce19" table:formula="of:=MOD(INT([.$C4]/2^[.R$3]);2)" office:value-type="float" office:value="1" calcext:value-type="float">
            <text:p>1</text:p>
          </table:table-cell>
          <table:table-cell table:style-name="ce19" table:formula="of:=MOD(INT([.$C4]/2^[.S$3]);2)" office:value-type="float" office:value="1" calcext:value-type="float">
            <text:p>1</text:p>
          </table:table-cell>
          <table:table-cell table:style-name="ce19" table:formula="of:=MOD(INT([.$C4]/2^[.T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4]/2^[.V$3]);2)" office:value-type="float" office:value="1" calcext:value-type="float">
            <text:p>1</text:p>
          </table:table-cell>
          <table:table-cell table:style-name="ce19" table:formula="of:=MOD(INT([.$C4]/2^[.W$3]);2)" office:value-type="float" office:value="0" calcext:value-type="float">
            <text:p>0</text:p>
          </table:table-cell>
          <table:table-cell table:style-name="ce19" table:formula="of:=MOD(INT([.$C4]/2^[.X$3]);2)" office:value-type="float" office:value="1" calcext:value-type="float">
            <text:p>1</text:p>
          </table:table-cell>
          <table:table-cell table:style-name="ce31" table:formula="of:=MOD(INT([.$C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20458" calcext:value-type="float">
            <text:p>20458</text:p>
          </table:table-cell>
          <table:table-cell/>
          <table:table-cell office:value-type="string" calcext:value-type="string">
            <text:p>B2=</text:p>
          </table:table-cell>
          <table:table-cell/>
          <table:table-cell table:style-name="ce19" table:formula="of:=MOD(INT([.$C5]/2^[.G$3]);2)" office:value-type="float" office:value="0" calcext:value-type="float">
            <text:p>0</text:p>
          </table:table-cell>
          <table:table-cell table:style-name="ce19" table:formula="of:=MOD(INT([.$C5]/2^[.H$3]);2)" office:value-type="float" office:value="1" calcext:value-type="float">
            <text:p>1</text:p>
          </table:table-cell>
          <table:table-cell table:style-name="ce19" table:formula="of:=MOD(INT([.$C5]/2^[.I$3]);2)" office:value-type="float" office:value="0" calcext:value-type="float">
            <text:p>0</text:p>
          </table:table-cell>
          <table:table-cell table:style-name="ce19" table:formula="of:=MOD(INT([.$C5]/2^[.J$3]);2)" office:value-type="float" office:value="0" calcext:value-type="float">
            <text:p>0</text:p>
          </table:table-cell>
          <table:table-cell table:style-name="ce27" office:value-type="string" calcext:value-type="string">
            <text:p>.</text:p>
          </table:table-cell>
          <table:table-cell table:style-name="ce19" table:formula="of:=MOD(INT([.$C5]/2^[.L$3]);2)" office:value-type="float" office:value="1" calcext:value-type="float">
            <text:p>1</text:p>
          </table:table-cell>
          <table:table-cell table:style-name="ce19" table:formula="of:=MOD(INT([.$C5]/2^[.M$3]);2)" office:value-type="float" office:value="1" calcext:value-type="float">
            <text:p>1</text:p>
          </table:table-cell>
          <table:table-cell table:style-name="ce19" table:formula="of:=MOD(INT([.$C5]/2^[.N$3]);2)" office:value-type="float" office:value="1" calcext:value-type="float">
            <text:p>1</text:p>
          </table:table-cell>
          <table:table-cell table:style-name="ce19" table:formula="of:=MOD(INT([.$C5]/2^[.O$3]);2)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5]/2^[.Q$3]);2)" office:value-type="float" office:value="1" calcext:value-type="float">
            <text:p>1</text:p>
          </table:table-cell>
          <table:table-cell table:style-name="ce19" table:formula="of:=MOD(INT([.$C5]/2^[.R$3]);2)" office:value-type="float" office:value="1" calcext:value-type="float">
            <text:p>1</text:p>
          </table:table-cell>
          <table:table-cell table:style-name="ce19" table:formula="of:=MOD(INT([.$C5]/2^[.S$3]);2)" office:value-type="float" office:value="1" calcext:value-type="float">
            <text:p>1</text:p>
          </table:table-cell>
          <table:table-cell table:style-name="ce19" table:formula="of:=MOD(INT([.$C5]/2^[.T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5]/2^[.V$3]);2)" office:value-type="float" office:value="1" calcext:value-type="float">
            <text:p>1</text:p>
          </table:table-cell>
          <table:table-cell table:style-name="ce19" table:formula="of:=MOD(INT([.$C5]/2^[.W$3]);2)" office:value-type="float" office:value="0" calcext:value-type="float">
            <text:p>0</text:p>
          </table:table-cell>
          <table:table-cell table:style-name="ce19" table:formula="of:=MOD(INT([.$C5]/2^[.X$3]);2)" office:value-type="float" office:value="1" calcext:value-type="float">
            <text:p>1</text:p>
          </table:table-cell>
          <table:table-cell table:style-name="ce31" table:formula="of:=MOD(INT([.$C5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23765" calcext:value-type="float">
            <text:p>23765</text:p>
          </table:table-cell>
          <table:table-cell/>
          <table:table-cell office:value-type="string" calcext:value-type="string">
            <text:p>B3=</text:p>
          </table:table-cell>
          <table:table-cell/>
          <table:table-cell table:style-name="ce19" table:formula="of:=MOD(INT([.$C6]/2^[.G$3]);2)" office:value-type="float" office:value="0" calcext:value-type="float">
            <text:p>0</text:p>
          </table:table-cell>
          <table:table-cell table:style-name="ce19" table:formula="of:=MOD(INT([.$C6]/2^[.H$3]);2)" office:value-type="float" office:value="1" calcext:value-type="float">
            <text:p>1</text:p>
          </table:table-cell>
          <table:table-cell table:style-name="ce19" table:formula="of:=MOD(INT([.$C6]/2^[.I$3]);2)" office:value-type="float" office:value="0" calcext:value-type="float">
            <text:p>0</text:p>
          </table:table-cell>
          <table:table-cell table:style-name="ce19" table:formula="of:=MOD(INT([.$C6]/2^[.J$3]);2)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6]/2^[.L$3]);2)" office:value-type="float" office:value="1" calcext:value-type="float">
            <text:p>1</text:p>
          </table:table-cell>
          <table:table-cell table:style-name="ce19" table:formula="of:=MOD(INT([.$C6]/2^[.M$3]);2)" office:value-type="float" office:value="1" calcext:value-type="float">
            <text:p>1</text:p>
          </table:table-cell>
          <table:table-cell table:style-name="ce19" table:formula="of:=MOD(INT([.$C6]/2^[.N$3]);2)" office:value-type="float" office:value="0" calcext:value-type="float">
            <text:p>0</text:p>
          </table:table-cell>
          <table:table-cell table:style-name="ce19" table:formula="of:=MOD(INT([.$C6]/2^[.O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6]/2^[.Q$3]);2)" office:value-type="float" office:value="1" calcext:value-type="float">
            <text:p>1</text:p>
          </table:table-cell>
          <table:table-cell table:style-name="ce19" table:formula="of:=MOD(INT([.$C6]/2^[.R$3]);2)" office:value-type="float" office:value="1" calcext:value-type="float">
            <text:p>1</text:p>
          </table:table-cell>
          <table:table-cell table:style-name="ce19" table:formula="of:=MOD(INT([.$C6]/2^[.S$3]);2)" office:value-type="float" office:value="0" calcext:value-type="float">
            <text:p>0</text:p>
          </table:table-cell>
          <table:table-cell table:style-name="ce19" table:formula="of:=MOD(INT([.$C6]/2^[.T$3]);2)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6]/2^[.V$3]);2)" office:value-type="float" office:value="0" calcext:value-type="float">
            <text:p>0</text:p>
          </table:table-cell>
          <table:table-cell table:style-name="ce19" table:formula="of:=MOD(INT([.$C6]/2^[.W$3]);2)" office:value-type="float" office:value="1" calcext:value-type="float">
            <text:p>1</text:p>
          </table:table-cell>
          <table:table-cell table:style-name="ce19" table:formula="of:=MOD(INT([.$C6]/2^[.X$3]);2)" office:value-type="float" office:value="0" calcext:value-type="float">
            <text:p>0</text:p>
          </table:table-cell>
          <table:table-cell table:style-name="ce31" table:formula="of:=MOD(INT([.$C6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44223" calcext:value-type="float">
            <text:p>44223</text:p>
          </table:table-cell>
          <table:table-cell/>
          <table:table-cell office:value-type="string" calcext:value-type="string">
            <text:p>B4=</text:p>
          </table:table-cell>
          <table:table-cell/>
          <table:table-cell table:style-name="ce19" table:formula="of:=MOD(INT([.$C7]/2^[.G$3]);2)" office:value-type="float" office:value="1" calcext:value-type="float">
            <text:p>1</text:p>
          </table:table-cell>
          <table:table-cell table:style-name="ce19" table:formula="of:=MOD(INT([.$C7]/2^[.H$3]);2)" office:value-type="float" office:value="0" calcext:value-type="float">
            <text:p>0</text:p>
          </table:table-cell>
          <table:table-cell table:style-name="ce19" table:formula="of:=MOD(INT([.$C7]/2^[.I$3]);2)" office:value-type="float" office:value="1" calcext:value-type="float">
            <text:p>1</text:p>
          </table:table-cell>
          <table:table-cell table:style-name="ce19" table:formula="of:=MOD(INT([.$C7]/2^[.J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7]/2^[.L$3]);2)" office:value-type="float" office:value="1" calcext:value-type="float">
            <text:p>1</text:p>
          </table:table-cell>
          <table:table-cell table:style-name="ce19" table:formula="of:=MOD(INT([.$C7]/2^[.M$3]);2)" office:value-type="float" office:value="1" calcext:value-type="float">
            <text:p>1</text:p>
          </table:table-cell>
          <table:table-cell table:style-name="ce19" table:formula="of:=MOD(INT([.$C7]/2^[.N$3]);2)" office:value-type="float" office:value="0" calcext:value-type="float">
            <text:p>0</text:p>
          </table:table-cell>
          <table:table-cell table:style-name="ce19" table:formula="of:=MOD(INT([.$C7]/2^[.O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7]/2^[.Q$3]);2)" office:value-type="float" office:value="1" calcext:value-type="float">
            <text:p>1</text:p>
          </table:table-cell>
          <table:table-cell table:style-name="ce19" table:formula="of:=MOD(INT([.$C7]/2^[.R$3]);2)" office:value-type="float" office:value="0" calcext:value-type="float">
            <text:p>0</text:p>
          </table:table-cell>
          <table:table-cell table:style-name="ce19" table:formula="of:=MOD(INT([.$C7]/2^[.S$3]);2)" office:value-type="float" office:value="1" calcext:value-type="float">
            <text:p>1</text:p>
          </table:table-cell>
          <table:table-cell table:style-name="ce19" table:formula="of:=MOD(INT([.$C7]/2^[.T$3]);2)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7]/2^[.V$3]);2)" office:value-type="float" office:value="1" calcext:value-type="float">
            <text:p>1</text:p>
          </table:table-cell>
          <table:table-cell table:style-name="ce19" table:formula="of:=MOD(INT([.$C7]/2^[.W$3]);2)" office:value-type="float" office:value="1" calcext:value-type="float">
            <text:p>1</text:p>
          </table:table-cell>
          <table:table-cell table:style-name="ce19" table:formula="of:=MOD(INT([.$C7]/2^[.X$3]);2)" office:value-type="float" office:value="1" calcext:value-type="float">
            <text:p>1</text:p>
          </table:table-cell>
          <table:table-cell table:style-name="ce31" table:formula="of:=MOD(INT([.$C7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17151" calcext:value-type="float">
            <text:p>17151</text:p>
          </table:table-cell>
          <table:table-cell/>
          <table:table-cell office:value-type="string" calcext:value-type="string">
            <text:p>B5=</text:p>
          </table:table-cell>
          <table:table-cell/>
          <table:table-cell table:formula="of:=MOD(INT([.$C8]/2^[.G$3]);2)" office:value-type="float" office:value="0" calcext:value-type="float">
            <text:p>0</text:p>
          </table:table-cell>
          <table:table-cell table:formula="of:=MOD(INT([.$C8]/2^[.H$3]);2)" office:value-type="float" office:value="1" calcext:value-type="float">
            <text:p>1</text:p>
          </table:table-cell>
          <table:table-cell table:formula="of:=MOD(INT([.$C8]/2^[.I$3]);2)" office:value-type="float" office:value="0" calcext:value-type="float">
            <text:p>0</text:p>
          </table:table-cell>
          <table:table-cell table:formula="of:=MOD(INT([.$C8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L$3]);2)" office:value-type="float" office:value="0" calcext:value-type="float">
            <text:p>0</text:p>
          </table:table-cell>
          <table:table-cell table:formula="of:=MOD(INT([.$C8]/2^[.M$3]);2)" office:value-type="float" office:value="0" calcext:value-type="float">
            <text:p>0</text:p>
          </table:table-cell>
          <table:table-cell table:formula="of:=MOD(INT([.$C8]/2^[.N$3]);2)" office:value-type="float" office:value="1" calcext:value-type="float">
            <text:p>1</text:p>
          </table:table-cell>
          <table:table-cell table:formula="of:=MOD(INT([.$C8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Q$3]);2)" office:value-type="float" office:value="1" calcext:value-type="float">
            <text:p>1</text:p>
          </table:table-cell>
          <table:table-cell table:formula="of:=MOD(INT([.$C8]/2^[.R$3]);2)" office:value-type="float" office:value="1" calcext:value-type="float">
            <text:p>1</text:p>
          </table:table-cell>
          <table:table-cell table:formula="of:=MOD(INT([.$C8]/2^[.S$3]);2)" office:value-type="float" office:value="1" calcext:value-type="float">
            <text:p>1</text:p>
          </table:table-cell>
          <table:table-cell table:formula="of:=MOD(INT([.$C8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8]/2^[.V$3]);2)" office:value-type="float" office:value="1" calcext:value-type="float">
            <text:p>1</text:p>
          </table:table-cell>
          <table:table-cell table:formula="of:=MOD(INT([.$C8]/2^[.W$3]);2)" office:value-type="float" office:value="1" calcext:value-type="float">
            <text:p>1</text:p>
          </table:table-cell>
          <table:table-cell table:formula="of:=MOD(INT([.$C8]/2^[.X$3]);2)" office:value-type="float" office:value="1" calcext:value-type="float">
            <text:p>1</text:p>
          </table:table-cell>
          <table:table-cell table:style-name="ce92" table:formula="of:=MOD(INT([.$C8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6=</text:p>
          </table:table-cell>
          <table:table-cell office:value-type="string" calcext:value-type="string">
            <text:p>65536-X4=</text:p>
          </table:table-cell>
          <table:table-cell table:formula="of:=65536-[.C7]" office:value-type="float" office:value="21313" calcext:value-type="float">
            <text:p>21313</text:p>
          </table:table-cell>
          <table:table-cell/>
          <table:table-cell office:value-type="string" calcext:value-type="string">
            <text:p>B6=</text:p>
          </table:table-cell>
          <table:table-cell/>
          <table:table-cell table:formula="of:=MOD(INT([.$C9]/2^[.G$3]);2)" office:value-type="float" office:value="0" calcext:value-type="float">
            <text:p>0</text:p>
          </table:table-cell>
          <table:table-cell table:formula="of:=MOD(INT([.$C9]/2^[.H$3]);2)" office:value-type="float" office:value="1" calcext:value-type="float">
            <text:p>1</text:p>
          </table:table-cell>
          <table:table-cell table:formula="of:=MOD(INT([.$C9]/2^[.I$3]);2)" office:value-type="float" office:value="0" calcext:value-type="float">
            <text:p>0</text:p>
          </table:table-cell>
          <table:table-cell table:formula="of:=MOD(INT([.$C9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L$3]);2)" office:value-type="float" office:value="0" calcext:value-type="float">
            <text:p>0</text:p>
          </table:table-cell>
          <table:table-cell table:formula="of:=MOD(INT([.$C9]/2^[.M$3]);2)" office:value-type="float" office:value="0" calcext:value-type="float">
            <text:p>0</text:p>
          </table:table-cell>
          <table:table-cell table:formula="of:=MOD(INT([.$C9]/2^[.N$3]);2)" office:value-type="float" office:value="1" calcext:value-type="float">
            <text:p>1</text:p>
          </table:table-cell>
          <table:table-cell table:formula="of:=MOD(INT([.$C9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Q$3]);2)" office:value-type="float" office:value="0" calcext:value-type="float">
            <text:p>0</text:p>
          </table:table-cell>
          <table:table-cell table:formula="of:=MOD(INT([.$C9]/2^[.R$3]);2)" office:value-type="float" office:value="1" calcext:value-type="float">
            <text:p>1</text:p>
          </table:table-cell>
          <table:table-cell table:formula="of:=MOD(INT([.$C9]/2^[.S$3]);2)" office:value-type="float" office:value="0" calcext:value-type="float">
            <text:p>0</text:p>
          </table:table-cell>
          <table:table-cell table:formula="of:=MOD(INT([.$C9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2^[.V$3]);2)" office:value-type="float" office:value="0" calcext:value-type="float">
            <text:p>0</text:p>
          </table:table-cell>
          <table:table-cell table:formula="of:=MOD(INT([.$C9]/2^[.W$3]);2)" office:value-type="float" office:value="0" calcext:value-type="float">
            <text:p>0</text:p>
          </table:table-cell>
          <table:table-cell table:formula="of:=MOD(INT([.$C9]/2^[.X$3]);2)" office:value-type="float" office:value="0" calcext:value-type="float">
            <text:p>0</text:p>
          </table:table-cell>
          <table:table-cell table:style-name="ce92" table:formula="of:=MOD(INT([.$C9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7=</text:p>
          </table:table-cell>
          <table:table-cell office:value-type="string" calcext:value-type="string">
            <text:p>-X1=</text:p>
          </table:table-cell>
          <table:table-cell table:formula="of:=-[.C4]" office:value-type="float" office:value="-3307" calcext:value-type="float">
            <text:p>-3307</text:p>
          </table:table-cell>
          <table:table-cell/>
          <table:table-cell office:value-type="string" calcext:value-type="string">
            <text:p>B7=</text:p>
          </table:table-cell>
          <table:table-cell office:value-type="string" calcext:value-type="string">
            <text:p>-B1=</text:p>
          </table:table-cell>
          <table:table-cell table:formula="of:=MOD(INT([.$C10]/2^[.G$3]);2)" office:value-type="float" office:value="1" calcext:value-type="float">
            <text:p>1</text:p>
          </table:table-cell>
          <table:table-cell table:formula="of:=MOD(INT([.$C10]/2^[.H$3]);2)" office:value-type="float" office:value="1" calcext:value-type="float">
            <text:p>1</text:p>
          </table:table-cell>
          <table:table-cell table:formula="of:=MOD(INT([.$C10]/2^[.I$3]);2)" office:value-type="float" office:value="1" calcext:value-type="float">
            <text:p>1</text:p>
          </table:table-cell>
          <table:table-cell table:formula="of:=MOD(INT([.$C10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L$3]);2)" office:value-type="float" office:value="0" calcext:value-type="float">
            <text:p>0</text:p>
          </table:table-cell>
          <table:table-cell table:formula="of:=MOD(INT([.$C10]/2^[.M$3]);2)" office:value-type="float" office:value="0" calcext:value-type="float">
            <text:p>0</text:p>
          </table:table-cell>
          <table:table-cell table:formula="of:=MOD(INT([.$C10]/2^[.N$3]);2)" office:value-type="float" office:value="1" calcext:value-type="float">
            <text:p>1</text:p>
          </table:table-cell>
          <table:table-cell table:formula="of:=MOD(INT([.$C10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Q$3]);2)" office:value-type="float" office:value="0" calcext:value-type="float">
            <text:p>0</text:p>
          </table:table-cell>
          <table:table-cell table:formula="of:=MOD(INT([.$C10]/2^[.R$3]);2)" office:value-type="float" office:value="0" calcext:value-type="float">
            <text:p>0</text:p>
          </table:table-cell>
          <table:table-cell table:formula="of:=MOD(INT([.$C10]/2^[.S$3]);2)" office:value-type="float" office:value="0" calcext:value-type="float">
            <text:p>0</text:p>
          </table:table-cell>
          <table:table-cell table:formula="of:=MOD(INT([.$C10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V$3]);2)" office:value-type="float" office:value="0" calcext:value-type="float">
            <text:p>0</text:p>
          </table:table-cell>
          <table:table-cell table:formula="of:=MOD(INT([.$C10]/2^[.W$3]);2)" office:value-type="float" office:value="1" calcext:value-type="float">
            <text:p>1</text:p>
          </table:table-cell>
          <table:table-cell table:formula="of:=MOD(INT([.$C10]/2^[.X$3]);2)" office:value-type="float" office:value="0" calcext:value-type="float">
            <text:p>0</text:p>
          </table:table-cell>
          <table:table-cell table:style-name="ce92" table:formula="of:=MOD(INT([.$C10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8=</text:p>
          </table:table-cell>
          <table:table-cell office:value-type="string" calcext:value-type="string">
            <text:p>-X2=</text:p>
          </table:table-cell>
          <table:table-cell table:formula="of:=-[.C5]" office:value-type="float" office:value="-20458" calcext:value-type="float">
            <text:p>-20458</text:p>
          </table:table-cell>
          <table:table-cell/>
          <table:table-cell office:value-type="string" calcext:value-type="string">
            <text:p>B8=</text:p>
          </table:table-cell>
          <table:table-cell office:value-type="string" calcext:value-type="string">
            <text:p>-B2=</text:p>
          </table:table-cell>
          <table:table-cell table:formula="of:=MOD(INT([.$C11]/2^[.G$3]);2)" office:value-type="float" office:value="1" calcext:value-type="float">
            <text:p>1</text:p>
          </table:table-cell>
          <table:table-cell table:formula="of:=MOD(INT([.$C11]/2^[.H$3]);2)" office:value-type="float" office:value="0" calcext:value-type="float">
            <text:p>0</text:p>
          </table:table-cell>
          <table:table-cell table:formula="of:=MOD(INT([.$C11]/2^[.I$3]);2)" office:value-type="float" office:value="1" calcext:value-type="float">
            <text:p>1</text:p>
          </table:table-cell>
          <table:table-cell table:formula="of:=MOD(INT([.$C11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L$3]);2)" office:value-type="float" office:value="0" calcext:value-type="float">
            <text:p>0</text:p>
          </table:table-cell>
          <table:table-cell table:formula="of:=MOD(INT([.$C11]/2^[.M$3]);2)" office:value-type="float" office:value="0" calcext:value-type="float">
            <text:p>0</text:p>
          </table:table-cell>
          <table:table-cell table:formula="of:=MOD(INT([.$C11]/2^[.N$3]);2)" office:value-type="float" office:value="0" calcext:value-type="float">
            <text:p>0</text:p>
          </table:table-cell>
          <table:table-cell table:formula="of:=MOD(INT([.$C11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1]/2^[.Q$3]);2)" office:value-type="float" office:value="0" calcext:value-type="float">
            <text:p>0</text:p>
          </table:table-cell>
          <table:table-cell table:formula="of:=MOD(INT([.$C11]/2^[.R$3]);2)" office:value-type="float" office:value="0" calcext:value-type="float">
            <text:p>0</text:p>
          </table:table-cell>
          <table:table-cell table:formula="of:=MOD(INT([.$C11]/2^[.S$3]);2)" office:value-type="float" office:value="0" calcext:value-type="float">
            <text:p>0</text:p>
          </table:table-cell>
          <table:table-cell table:formula="of:=MOD(INT([.$C11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V$3]);2)" office:value-type="float" office:value="0" calcext:value-type="float">
            <text:p>0</text:p>
          </table:table-cell>
          <table:table-cell table:formula="of:=MOD(INT([.$C11]/2^[.W$3]);2)" office:value-type="float" office:value="1" calcext:value-type="float">
            <text:p>1</text:p>
          </table:table-cell>
          <table:table-cell table:formula="of:=MOD(INT([.$C11]/2^[.X$3]);2)" office:value-type="float" office:value="1" calcext:value-type="float">
            <text:p>1</text:p>
          </table:table-cell>
          <table:table-cell table:style-name="ce92" table:formula="of:=MOD(INT([.$C11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9=</text:p>
          </table:table-cell>
          <table:table-cell office:value-type="string" calcext:value-type="string">
            <text:p>-X3=</text:p>
          </table:table-cell>
          <table:table-cell table:formula="of:=-[.C6]" office:value-type="float" office:value="-23765" calcext:value-type="float">
            <text:p>-23765</text:p>
          </table:table-cell>
          <table:table-cell/>
          <table:table-cell office:value-type="string" calcext:value-type="string">
            <text:p>B9=</text:p>
          </table:table-cell>
          <table:table-cell office:value-type="string" calcext:value-type="string">
            <text:p>-B3=</text:p>
          </table:table-cell>
          <table:table-cell table:formula="of:=MOD(INT([.$C12]/2^[.G$3]);2)" office:value-type="float" office:value="1" calcext:value-type="float">
            <text:p>1</text:p>
          </table:table-cell>
          <table:table-cell table:formula="of:=MOD(INT([.$C12]/2^[.H$3]);2)" office:value-type="float" office:value="0" calcext:value-type="float">
            <text:p>0</text:p>
          </table:table-cell>
          <table:table-cell table:formula="of:=MOD(INT([.$C12]/2^[.I$3]);2)" office:value-type="float" office:value="1" calcext:value-type="float">
            <text:p>1</text:p>
          </table:table-cell>
          <table:table-cell table:formula="of:=MOD(INT([.$C12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L$3]);2)" office:value-type="float" office:value="0" calcext:value-type="float">
            <text:p>0</text:p>
          </table:table-cell>
          <table:table-cell table:formula="of:=MOD(INT([.$C12]/2^[.M$3]);2)" office:value-type="float" office:value="0" calcext:value-type="float">
            <text:p>0</text:p>
          </table:table-cell>
          <table:table-cell table:formula="of:=MOD(INT([.$C12]/2^[.N$3]);2)" office:value-type="float" office:value="1" calcext:value-type="float">
            <text:p>1</text:p>
          </table:table-cell>
          <table:table-cell table:formula="of:=MOD(INT([.$C12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2]/2^[.Q$3]);2)" office:value-type="float" office:value="0" calcext:value-type="float">
            <text:p>0</text:p>
          </table:table-cell>
          <table:table-cell table:formula="of:=MOD(INT([.$C12]/2^[.R$3]);2)" office:value-type="float" office:value="0" calcext:value-type="float">
            <text:p>0</text:p>
          </table:table-cell>
          <table:table-cell table:formula="of:=MOD(INT([.$C12]/2^[.S$3]);2)" office:value-type="float" office:value="1" calcext:value-type="float">
            <text:p>1</text:p>
          </table:table-cell>
          <table:table-cell table:formula="of:=MOD(INT([.$C12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V$3]);2)" office:value-type="float" office:value="1" calcext:value-type="float">
            <text:p>1</text:p>
          </table:table-cell>
          <table:table-cell table:formula="of:=MOD(INT([.$C12]/2^[.W$3]);2)" office:value-type="float" office:value="0" calcext:value-type="float">
            <text:p>0</text:p>
          </table:table-cell>
          <table:table-cell table:formula="of:=MOD(INT([.$C12]/2^[.X$3]);2)" office:value-type="float" office:value="1" calcext:value-type="float">
            <text:p>1</text:p>
          </table:table-cell>
          <table:table-cell table:style-name="ce92" table:formula="of:=MOD(INT([.$C12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10=</text:p>
          </table:table-cell>
          <table:table-cell office:value-type="string" calcext:value-type="string">
            <text:p>-X4=</text:p>
          </table:table-cell>
          <table:table-cell table:formula="of:=-[.C7]" office:value-type="float" office:value="-44223" calcext:value-type="float">
            <text:p>-44223</text:p>
          </table:table-cell>
          <table:table-cell/>
          <table:table-cell office:value-type="string" calcext:value-type="string">
            <text:p>B10=</text:p>
          </table:table-cell>
          <table:table-cell office:value-type="string" calcext:value-type="string">
            <text:p>-B4=</text:p>
          </table:table-cell>
          <table:table-cell table:formula="of:=MOD(INT([.$C13]/2^[.G$3]);2)" office:value-type="float" office:value="0" calcext:value-type="float">
            <text:p>0</text:p>
          </table:table-cell>
          <table:table-cell table:formula="of:=MOD(INT([.$C13]/2^[.H$3]);2)" office:value-type="float" office:value="1" calcext:value-type="float">
            <text:p>1</text:p>
          </table:table-cell>
          <table:table-cell table:formula="of:=MOD(INT([.$C13]/2^[.I$3]);2)" office:value-type="float" office:value="0" calcext:value-type="float">
            <text:p>0</text:p>
          </table:table-cell>
          <table:table-cell table:formula="of:=MOD(INT([.$C13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L$3]);2)" office:value-type="float" office:value="0" calcext:value-type="float">
            <text:p>0</text:p>
          </table:table-cell>
          <table:table-cell table:formula="of:=MOD(INT([.$C13]/2^[.M$3]);2)" office:value-type="float" office:value="0" calcext:value-type="float">
            <text:p>0</text:p>
          </table:table-cell>
          <table:table-cell table:formula="of:=MOD(INT([.$C13]/2^[.N$3]);2)" office:value-type="float" office:value="1" calcext:value-type="float">
            <text:p>1</text:p>
          </table:table-cell>
          <table:table-cell table:formula="of:=MOD(INT([.$C13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Q$3]);2)" office:value-type="float" office:value="0" calcext:value-type="float">
            <text:p>0</text:p>
          </table:table-cell>
          <table:table-cell table:formula="of:=MOD(INT([.$C13]/2^[.R$3]);2)" office:value-type="float" office:value="1" calcext:value-type="float">
            <text:p>1</text:p>
          </table:table-cell>
          <table:table-cell table:formula="of:=MOD(INT([.$C13]/2^[.S$3]);2)" office:value-type="float" office:value="0" calcext:value-type="float">
            <text:p>0</text:p>
          </table:table-cell>
          <table:table-cell table:formula="of:=MOD(INT([.$C13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3]/2^[.V$3]);2)" office:value-type="float" office:value="0" calcext:value-type="float">
            <text:p>0</text:p>
          </table:table-cell>
          <table:table-cell table:formula="of:=MOD(INT([.$C13]/2^[.W$3]);2)" office:value-type="float" office:value="0" calcext:value-type="float">
            <text:p>0</text:p>
          </table:table-cell>
          <table:table-cell table:formula="of:=MOD(INT([.$C13]/2^[.X$3]);2)" office:value-type="float" office:value="0" calcext:value-type="float">
            <text:p>0</text:p>
          </table:table-cell>
          <table:table-cell table:style-name="ce92" table:formula="of:=MOD(INT([.$C13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11=</text:p>
          </table:table-cell>
          <table:table-cell office:value-type="string" calcext:value-type="string">
            <text:p>-X5=</text:p>
          </table:table-cell>
          <table:table-cell table:formula="of:=-[.C8]" office:value-type="float" office:value="-17151" calcext:value-type="float">
            <text:p>-17151</text:p>
          </table:table-cell>
          <table:table-cell/>
          <table:table-cell office:value-type="string" calcext:value-type="string">
            <text:p>B11=</text:p>
          </table:table-cell>
          <table:table-cell office:value-type="string" calcext:value-type="string">
            <text:p>-B5=</text:p>
          </table:table-cell>
          <table:table-cell table:formula="of:=MOD(INT([.$C14]/2^[.G$3]);2)" office:value-type="float" office:value="1" calcext:value-type="float">
            <text:p>1</text:p>
          </table:table-cell>
          <table:table-cell table:formula="of:=MOD(INT([.$C14]/2^[.H$3]);2)" office:value-type="float" office:value="0" calcext:value-type="float">
            <text:p>0</text:p>
          </table:table-cell>
          <table:table-cell table:formula="of:=MOD(INT([.$C14]/2^[.I$3]);2)" office:value-type="float" office:value="1" calcext:value-type="float">
            <text:p>1</text:p>
          </table:table-cell>
          <table:table-cell table:formula="of:=MOD(INT([.$C14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L$3]);2)" office:value-type="float" office:value="1" calcext:value-type="float">
            <text:p>1</text:p>
          </table:table-cell>
          <table:table-cell table:formula="of:=MOD(INT([.$C14]/2^[.M$3]);2)" office:value-type="float" office:value="1" calcext:value-type="float">
            <text:p>1</text:p>
          </table:table-cell>
          <table:table-cell table:formula="of:=MOD(INT([.$C14]/2^[.N$3]);2)" office:value-type="float" office:value="0" calcext:value-type="float">
            <text:p>0</text:p>
          </table:table-cell>
          <table:table-cell table:formula="of:=MOD(INT([.$C14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Q$3]);2)" office:value-type="float" office:value="0" calcext:value-type="float">
            <text:p>0</text:p>
          </table:table-cell>
          <table:table-cell table:formula="of:=MOD(INT([.$C14]/2^[.R$3]);2)" office:value-type="float" office:value="0" calcext:value-type="float">
            <text:p>0</text:p>
          </table:table-cell>
          <table:table-cell table:formula="of:=MOD(INT([.$C14]/2^[.S$3]);2)" office:value-type="float" office:value="0" calcext:value-type="float">
            <text:p>0</text:p>
          </table:table-cell>
          <table:table-cell table:formula="of:=MOD(INT([.$C14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4]/2^[.V$3]);2)" office:value-type="float" office:value="0" calcext:value-type="float">
            <text:p>0</text:p>
          </table:table-cell>
          <table:table-cell table:formula="of:=MOD(INT([.$C14]/2^[.W$3]);2)" office:value-type="float" office:value="0" calcext:value-type="float">
            <text:p>0</text:p>
          </table:table-cell>
          <table:table-cell table:formula="of:=MOD(INT([.$C14]/2^[.X$3]);2)" office:value-type="float" office:value="0" calcext:value-type="float">
            <text:p>0</text:p>
          </table:table-cell>
          <table:table-cell table:style-name="ce92" table:formula="of:=MOD(INT([.$C1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X12=</text:p>
          </table:table-cell>
          <table:table-cell table:style-name="ce72" office:value-type="string" calcext:value-type="string">
            <text:p>-X6=</text:p>
          </table:table-cell>
          <table:table-cell table:style-name="ce74" table:formula="of:=-[.C9]" office:value-type="float" office:value="-21313" calcext:value-type="float">
            <text:p>-21313</text:p>
          </table:table-cell>
          <table:table-cell table:style-name="ce74"/>
          <table:table-cell table:style-name="ce74" office:value-type="string" calcext:value-type="string">
            <text:p>B12=</text:p>
          </table:table-cell>
          <table:table-cell table:style-name="ce74" office:value-type="string" calcext:value-type="string">
            <text:p>-B6=</text:p>
          </table:table-cell>
          <table:table-cell table:style-name="ce84" table:formula="of:=MOD(INT([.$C15]/2^[.G$3]);2)" office:value-type="float" office:value="1" calcext:value-type="float">
            <text:p>1</text:p>
          </table:table-cell>
          <table:table-cell table:style-name="ce84" table:formula="of:=MOD(INT([.$C15]/2^[.H$3]);2)" office:value-type="float" office:value="0" calcext:value-type="float">
            <text:p>0</text:p>
          </table:table-cell>
          <table:table-cell table:style-name="ce84" table:formula="of:=MOD(INT([.$C15]/2^[.I$3]);2)" office:value-type="float" office:value="1" calcext:value-type="float">
            <text:p>1</text:p>
          </table:table-cell>
          <table:table-cell table:style-name="ce84" table:formula="of:=MOD(INT([.$C15]/2^[.J$3]);2)" office:value-type="float" office:value="0" calcext:value-type="float">
            <text:p>0</text:p>
          </table:table-cell>
          <table:table-cell table:style-name="ce84" office:value-type="string" calcext:value-type="string">
            <text:p>.</text:p>
          </table:table-cell>
          <table:table-cell table:style-name="ce84" table:formula="of:=MOD(INT([.$C15]/2^[.L$3]);2)" office:value-type="float" office:value="1" calcext:value-type="float">
            <text:p>1</text:p>
          </table:table-cell>
          <table:table-cell table:style-name="ce84" table:formula="of:=MOD(INT([.$C15]/2^[.M$3]);2)" office:value-type="float" office:value="1" calcext:value-type="float">
            <text:p>1</text:p>
          </table:table-cell>
          <table:table-cell table:style-name="ce84" table:formula="of:=MOD(INT([.$C15]/2^[.N$3]);2)" office:value-type="float" office:value="0" calcext:value-type="float">
            <text:p>0</text:p>
          </table:table-cell>
          <table:table-cell table:style-name="ce84" table:formula="of:=MOD(INT([.$C15]/2^[.O$3]);2)" office:value-type="float" office:value="0" calcext:value-type="float">
            <text:p>0</text:p>
          </table:table-cell>
          <table:table-cell table:style-name="ce84" office:value-type="string" calcext:value-type="string">
            <text:p>.</text:p>
          </table:table-cell>
          <table:table-cell table:style-name="ce84" table:formula="of:=MOD(INT([.$C15]/2^[.Q$3]);2)" office:value-type="float" office:value="1" calcext:value-type="float">
            <text:p>1</text:p>
          </table:table-cell>
          <table:table-cell table:style-name="ce84" table:formula="of:=MOD(INT([.$C15]/2^[.R$3]);2)" office:value-type="float" office:value="0" calcext:value-type="float">
            <text:p>0</text:p>
          </table:table-cell>
          <table:table-cell table:style-name="ce84" table:formula="of:=MOD(INT([.$C15]/2^[.S$3]);2)" office:value-type="float" office:value="1" calcext:value-type="float">
            <text:p>1</text:p>
          </table:table-cell>
          <table:table-cell table:style-name="ce84" table:formula="of:=MOD(INT([.$C15]/2^[.T$3]);2)" office:value-type="float" office:value="1" calcext:value-type="float">
            <text:p>1</text:p>
          </table:table-cell>
          <table:table-cell table:style-name="ce84" office:value-type="string" calcext:value-type="string">
            <text:p>.</text:p>
          </table:table-cell>
          <table:table-cell table:style-name="ce84" table:formula="of:=MOD(INT([.$C15]/2^[.V$3]);2)" office:value-type="float" office:value="1" calcext:value-type="float">
            <text:p>1</text:p>
          </table:table-cell>
          <table:table-cell table:style-name="ce84" table:formula="of:=MOD(INT([.$C15]/2^[.W$3]);2)" office:value-type="float" office:value="1" calcext:value-type="float">
            <text:p>1</text:p>
          </table:table-cell>
          <table:table-cell table:style-name="ce84" table:formula="of:=MOD(INT([.$C15]/2^[.X$3]);2)" office:value-type="float" office:value="1" calcext:value-type="float">
            <text:p>1</text:p>
          </table:table-cell>
          <table:table-cell table:style-name="ce92" table:formula="of:=MOD(INT([.$C15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2" table:number-rows-spanned="1">
            <text:p>ОДЗ: [-2^15, 2^15-1]</text:p>
          </table:table-cell>
          <table:covered-table-cell table:style-name="ce3"/>
          <table:table-cell table:style-name="ce75" table:number-columns-repeated="4"/>
          <table:table-cell table:style-name="ce85" table:number-columns-repeated="18"/>
          <table:table-cell table:style-name="ce94"/>
          <table:table-cell table:number-columns-repeated="9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17:.H19])&gt;=2;1;0)" office:value-type="float" office:value="0" calcext:value-type="float">
            <text:p>0</text:p>
          </table:table-cell>
          <table:table-cell table:style-name="ce86" table:formula="of:=IF(SUM([.I17:.I19])&gt;=2;1;0)" office:value-type="float" office:value="0" calcext:value-type="float">
            <text:p>0</text:p>
          </table:table-cell>
          <table:table-cell table:style-name="ce86" table:formula="of:=IF(SUM([.J17:.J19])&gt;=2;1;0)" office:value-type="float" office:value="0" calcext:value-type="float">
            <text:p>0</text:p>
          </table:table-cell>
          <table:table-cell table:style-name="ce89" table:formula="of:=IF(SUM([.L17:.L19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M17:.M19])&gt;=2;1;0)" office:value-type="float" office:value="1" calcext:value-type="float">
            <text:p>1</text:p>
          </table:table-cell>
          <table:table-cell table:style-name="ce86" table:formula="of:=IF(SUM([.N17:.N19])&gt;=2;1;0)" office:value-type="float" office:value="1" calcext:value-type="float">
            <text:p>1</text:p>
          </table:table-cell>
          <table:table-cell table:style-name="ce86" table:formula="of:=IF(SUM([.O17:.O19])&gt;=2;1;0)" office:value-type="float" office:value="1" calcext:value-type="float">
            <text:p>1</text:p>
          </table:table-cell>
          <table:table-cell table:style-name="ce89" table:formula="of:=IF(SUM([.Q17:.Q19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R17:.R19])&gt;=2;1;0)" office:value-type="float" office:value="1" calcext:value-type="float">
            <text:p>1</text:p>
          </table:table-cell>
          <table:table-cell table:style-name="ce86" table:formula="of:=IF(SUM([.S17:.S19])&gt;=2;1;0)" office:value-type="float" office:value="1" calcext:value-type="float">
            <text:p>1</text:p>
          </table:table-cell>
          <table:table-cell table:style-name="ce86" table:formula="of:=IF(SUM([.T17:.T19])&gt;=2;1;0)" office:value-type="float" office:value="0" calcext:value-type="float">
            <text:p>0</text:p>
          </table:table-cell>
          <table:table-cell table:style-name="ce89" table:formula="of:=IF(SUM([.V17:.V19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W17:.W19])&gt;=2;1;0)" office:value-type="float" office:value="0" calcext:value-type="float">
            <text:p>0</text:p>
          </table:table-cell>
          <table:table-cell table:style-name="ce86" table:formula="of:=IF(SUM([.X17:.X19])&gt;=2;1;0)" office:value-type="float" office:value="1" calcext:value-type="float">
            <text:p>1</text:p>
          </table:table-cell>
          <table:table-cell table:style-name="ce86" table:formula="of:=IF(SUM([.Y17:.Y19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8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82" table:formula="of:=[.C4]" office:value-type="float" office:value="3307" calcext:value-type="float">
            <text:p>3307</text:p>
          </table:table-cell>
          <table:table-cell table:style-name="ce35" office:value-type="string" calcext:value-type="string" table:number-columns-spanned="3" table:number-rows-spanned="6">
            <text:p>При сложении двух положительных чисел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/>
          <table:table-cell table:style-name="ce82" table:formula="of:=[.C5]" office:value-type="float" office:value="20458" calcext:value-type="float">
            <text:p>20458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17:.G19])&gt;=2;SUM([.G17:.G19])-2;SUM([.G17:.G19]))" office:value-type="float" office:value="0" calcext:value-type="float">
            <text:p>0</text:p>
          </table:table-cell>
          <table:table-cell table:formula="of:=IF(SUM([.H17:.H19])&gt;=2;SUM([.H17:.H19])-2;SUM([.H17:.H19]))" office:value-type="float" office:value="1" calcext:value-type="float">
            <text:p>1</text:p>
          </table:table-cell>
          <table:table-cell table:formula="of:=IF(SUM([.I17:.I19])&gt;=2;SUM([.I17:.I19])-2;SUM([.I17:.I19]))" office:value-type="float" office:value="0" calcext:value-type="float">
            <text:p>0</text:p>
          </table:table-cell>
          <table:table-cell table:formula="of:=IF(SUM([.J17:.J19])&gt;=2;SUM([.J17:.J19])-2;SUM([.J17:.J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17:.L19])&gt;=2;SUM([.L17:.L19])-2;SUM([.L17:.L19]))" office:value-type="float" office:value="1" calcext:value-type="float">
            <text:p>1</text:p>
          </table:table-cell>
          <table:table-cell table:formula="of:=IF(SUM([.M17:.M19])&gt;=2;SUM([.M17:.M19])-2;SUM([.M17:.M19]))" office:value-type="float" office:value="1" calcext:value-type="float">
            <text:p>1</text:p>
          </table:table-cell>
          <table:table-cell table:formula="of:=IF(SUM([.N17:.N19])&gt;=2;SUM([.N17:.N19])-2;SUM([.N17:.N19]))" office:value-type="float" office:value="0" calcext:value-type="float">
            <text:p>0</text:p>
          </table:table-cell>
          <table:table-cell table:formula="of:=IF(SUM([.O17:.O19])&gt;=2;SUM([.O17:.O19])-2;SUM([.O17:.O1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17:.Q19])&gt;=2;SUM([.Q17:.Q19])-2;SUM([.Q17:.Q19]))" office:value-type="float" office:value="1" calcext:value-type="float">
            <text:p>1</text:p>
          </table:table-cell>
          <table:table-cell table:formula="of:=IF(SUM([.R17:.R19])&gt;=2;SUM([.R17:.R19])-2;SUM([.R17:.R19]))" office:value-type="float" office:value="1" calcext:value-type="float">
            <text:p>1</text:p>
          </table:table-cell>
          <table:table-cell table:formula="of:=IF(SUM([.S17:.S19])&gt;=2;SUM([.S17:.S19])-2;SUM([.S17:.S19]))" office:value-type="float" office:value="0" calcext:value-type="float">
            <text:p>0</text:p>
          </table:table-cell>
          <table:table-cell table:formula="of:=IF(SUM([.T17:.T19])&gt;=2;SUM([.T17:.T19])-2;SUM([.T17:.T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17:.V19])&gt;=2;SUM([.V17:.V19])-2;SUM([.V17:.V19]))" office:value-type="float" office:value="0" calcext:value-type="float">
            <text:p>0</text:p>
          </table:table-cell>
          <table:table-cell table:formula="of:=IF(SUM([.W17:.W19])&gt;=2;SUM([.W17:.W19])-2;SUM([.W17:.W19]))" office:value-type="float" office:value="1" calcext:value-type="float">
            <text:p>1</text:p>
          </table:table-cell>
          <table:table-cell table:formula="of:=IF(SUM([.X17:.X19])&gt;=2;SUM([.X17:.X19])-2;SUM([.X17:.X19]))" office:value-type="float" office:value="0" calcext:value-type="float">
            <text:p>0</text:p>
          </table:table-cell>
          <table:table-cell table:formula="of:=IF(SUM([.Y17:.Y19])&gt;=2;SUM([.Y17:.Y19])-2;SUM([.Y17:.Y1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1]*2^0+[.X21]*2^1+[.W21]*2^2+[.V21]*2^3+[.T21]*2^4+[.S21]*2^5+[.R21]*2^6+[.Q21]*2^7+[.O21]*2^8+[.N21]*2^9+[.M21]*2^10+[.L21]*2^11+[.J21]*2^12+[.I21]*2^13+[.H21]*2^14+[.G21]*2^15" office:value-type="float" office:value="23765" calcext:value-type="float">
            <text:p>23765</text:p>
          </table:table-cell>
          <table:table-cell table:number-columns-repeated="3"/>
          <table:table-cell table:style-name="ce82" table:formula="of:=[.AE18]+[.AE19]" office:value-type="float" office:value="23765" calcext:value-type="float">
            <text:p>23765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17:.G19])&gt;=2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21:.T21])+SUM([.V21:.Y21]);2)=0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17]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21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21]" office:value-type="float" office:value="0" calcext:value-type="float">
            <text:p>0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17]+[.J23];2)" office:value-type="float" office:value="0" calcext:value-type="float">
            <text:p>0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25:.H27])&gt;=2;1;0)" office:value-type="float" office:value="1" calcext:value-type="float">
            <text:p>1</text:p>
          </table:table-cell>
          <table:table-cell table:style-name="ce86" table:formula="of:=IF(SUM([.I25:.I27])&gt;=2;1;0)" office:value-type="float" office:value="0" calcext:value-type="float">
            <text:p>0</text:p>
          </table:table-cell>
          <table:table-cell table:style-name="ce86" table:formula="of:=IF(SUM([.J25:.J27])&gt;=2;1;0)" office:value-type="float" office:value="1" calcext:value-type="float">
            <text:p>1</text:p>
          </table:table-cell>
          <table:table-cell table:style-name="ce89" table:formula="of:=IF(SUM([.L25:.L27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M25:.M27])&gt;=2;1;0)" office:value-type="float" office:value="1" calcext:value-type="float">
            <text:p>1</text:p>
          </table:table-cell>
          <table:table-cell table:style-name="ce86" table:formula="of:=IF(SUM([.N25:.N27])&gt;=2;1;0)" office:value-type="float" office:value="1" calcext:value-type="float">
            <text:p>1</text:p>
          </table:table-cell>
          <table:table-cell table:style-name="ce86" table:formula="of:=IF(SUM([.O25:.O27])&gt;=2;1;0)" office:value-type="float" office:value="1" calcext:value-type="float">
            <text:p>1</text:p>
          </table:table-cell>
          <table:table-cell table:style-name="ce89" table:formula="of:=IF(SUM([.Q25:.Q27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R25:.R27])&gt;=2;1;0)" office:value-type="float" office:value="1" calcext:value-type="float">
            <text:p>1</text:p>
          </table:table-cell>
          <table:table-cell table:style-name="ce86" table:formula="of:=IF(SUM([.S25:.S27])&gt;=2;1;0)" office:value-type="float" office:value="0" calcext:value-type="float">
            <text:p>0</text:p>
          </table:table-cell>
          <table:table-cell table:style-name="ce86" table:formula="of:=IF(SUM([.T25:.T27])&gt;=2;1;0)" office:value-type="float" office:value="0" calcext:value-type="float">
            <text:p>0</text:p>
          </table:table-cell>
          <table:table-cell table:style-name="ce89" table:formula="of:=IF(SUM([.V25:.V27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W25:.W27])&gt;=2;1;0)" office:value-type="float" office:value="0" calcext:value-type="float">
            <text:p>0</text:p>
          </table:table-cell>
          <table:table-cell table:style-name="ce86" table:formula="of:=IF(SUM([.X25:.X27])&gt;=2;1;0)" office:value-type="float" office:value="0" calcext:value-type="float">
            <text:p>0</text:p>
          </table:table-cell>
          <table:table-cell table:style-name="ce86" table:formula="of:=IF(SUM([.Y25:.Y27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82" table:formula="of:=[.C5]" office:value-type="float" office:value="20458" calcext:value-type="float">
            <text:p>20458</text:p>
          </table:table-cell>
          <table:table-cell table:style-name="ce35" office:value-type="string" calcext:value-type="string" table:number-columns-spanned="3" table:number-rows-spanned="6">
            <text:p>При сложении двух положительных чисел получено отрица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82" table:formula="of:=[.C6]" office:value-type="float" office:value="23765" calcext:value-type="float">
            <text:p>23765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25:.G27])&gt;=2;SUM([.G25:.G27])-2;SUM([.G25:.G27]))" office:value-type="float" office:value="1" calcext:value-type="float">
            <text:p>1</text:p>
          </table:table-cell>
          <table:table-cell table:formula="of:=IF(SUM([.H25:.H27])&gt;=2;SUM([.H25:.H27])-2;SUM([.H25:.H27]))" office:value-type="float" office:value="0" calcext:value-type="float">
            <text:p>0</text:p>
          </table:table-cell>
          <table:table-cell table:formula="of:=IF(SUM([.I25:.I27])&gt;=2;SUM([.I25:.I27])-2;SUM([.I25:.I27]))" office:value-type="float" office:value="1" calcext:value-type="float">
            <text:p>1</text:p>
          </table:table-cell>
          <table:table-cell table:formula="of:=IF(SUM([.J25:.J27])&gt;=2;SUM([.J25:.J27])-2;SUM([.J25:.J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25:.L27])&gt;=2;SUM([.L25:.L27])-2;SUM([.L25:.L27]))" office:value-type="float" office:value="1" calcext:value-type="float">
            <text:p>1</text:p>
          </table:table-cell>
          <table:table-cell table:formula="of:=IF(SUM([.M25:.M27])&gt;=2;SUM([.M25:.M27])-2;SUM([.M25:.M27]))" office:value-type="float" office:value="1" calcext:value-type="float">
            <text:p>1</text:p>
          </table:table-cell>
          <table:table-cell table:formula="of:=IF(SUM([.N25:.N27])&gt;=2;SUM([.N25:.N27])-2;SUM([.N25:.N27]))" office:value-type="float" office:value="0" calcext:value-type="float">
            <text:p>0</text:p>
          </table:table-cell>
          <table:table-cell table:formula="of:=IF(SUM([.O25:.O27])&gt;=2;SUM([.O25:.O27])-2;SUM([.O25:.O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25:.Q27])&gt;=2;SUM([.Q25:.Q27])-2;SUM([.Q25:.Q27]))" office:value-type="float" office:value="1" calcext:value-type="float">
            <text:p>1</text:p>
          </table:table-cell>
          <table:table-cell table:formula="of:=IF(SUM([.R25:.R27])&gt;=2;SUM([.R25:.R27])-2;SUM([.R25:.R27]))" office:value-type="float" office:value="0" calcext:value-type="float">
            <text:p>0</text:p>
          </table:table-cell>
          <table:table-cell table:formula="of:=IF(SUM([.S25:.S27])&gt;=2;SUM([.S25:.S27])-2;SUM([.S25:.S27]))" office:value-type="float" office:value="1" calcext:value-type="float">
            <text:p>1</text:p>
          </table:table-cell>
          <table:table-cell table:formula="of:=IF(SUM([.T25:.T27])&gt;=2;SUM([.T25:.T27])-2;SUM([.T25:.T2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25:.V27])&gt;=2;SUM([.V25:.V27])-2;SUM([.V25:.V27]))" office:value-type="float" office:value="1" calcext:value-type="float">
            <text:p>1</text:p>
          </table:table-cell>
          <table:table-cell table:formula="of:=IF(SUM([.W25:.W27])&gt;=2;SUM([.W25:.W27])-2;SUM([.W25:.W27]))" office:value-type="float" office:value="1" calcext:value-type="float">
            <text:p>1</text:p>
          </table:table-cell>
          <table:table-cell table:formula="of:=IF(SUM([.X25:.X27])&gt;=2;SUM([.X25:.X27])-2;SUM([.X25:.X27]))" office:value-type="float" office:value="1" calcext:value-type="float">
            <text:p>1</text:p>
          </table:table-cell>
          <table:table-cell table:formula="of:=IF(SUM([.Y25:.Y27])&gt;=2;SUM([.Y25:.Y27])-2;SUM([.Y25:.Y27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29]=0;[.Y29]*2^0+[.X29]*2^1+[.W29]*2^2+[.V29]*2^3+[.T29]*2^4+[.S29]*2^5+[.R29]*2^6+[.Q29]*2^7+[.O29]*2^8+[.N29]*2^9+[.M29]*2^10+[.L29]*2^11+[.J29]*2^12+[.I29]*2^13+[.H29]*2^14+[.G29]*2^15;[.Y29]*2^0+[.X29]*2^1+[.W29]*2^2+[.V29]*2^3+[.T29]*2^4+[.S29]*2^5+[.R29]*2^6+[.Q29]*2^7+[.O29]*2^8+[.N29]*2^9+[.M29]*2^10+[.L29]*2^11+[.J29]*2^12+[.I29]*2^13+[.H29]*2^14+[.G29]*2^15-65536)" office:value-type="float" office:value="-21313" calcext:value-type="float">
            <text:p>-21313</text:p>
          </table:table-cell>
          <table:table-cell table:number-columns-repeated="3"/>
          <table:table-cell table:style-name="ce82" table:formula="of:=[.AE26]+[.AE27]" office:value-type="float" office:value="44223" calcext:value-type="float">
            <text:p>44223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25:.G27])&gt;=2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29:.T29])+SUM([.V29:.Y29]);2)=0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25]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29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29]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25]+[.J31];2)" office:value-type="float" office:value="1" calcext:value-type="float">
            <text:p>1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33:.H35])&gt;=2;1;0)" office:value-type="float" office:value="1" calcext:value-type="float">
            <text:p>1</text:p>
          </table:table-cell>
          <table:table-cell table:style-name="ce86" table:formula="of:=IF(SUM([.I33:.I35])&gt;=2;1;0)" office:value-type="float" office:value="1" calcext:value-type="float">
            <text:p>1</text:p>
          </table:table-cell>
          <table:table-cell table:style-name="ce86" table:formula="of:=IF(SUM([.J33:.J35])&gt;=2;1;0)" office:value-type="float" office:value="1" calcext:value-type="float">
            <text:p>1</text:p>
          </table:table-cell>
          <table:table-cell table:style-name="ce89" table:formula="of:=IF(SUM([.L33:.L35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M33:.M35])&gt;=2;1;0)" office:value-type="float" office:value="1" calcext:value-type="float">
            <text:p>1</text:p>
          </table:table-cell>
          <table:table-cell table:style-name="ce86" table:formula="of:=IF(SUM([.N33:.N35])&gt;=2;1;0)" office:value-type="float" office:value="1" calcext:value-type="float">
            <text:p>1</text:p>
          </table:table-cell>
          <table:table-cell table:style-name="ce86" table:formula="of:=IF(SUM([.O33:.O35])&gt;=2;1;0)" office:value-type="float" office:value="1" calcext:value-type="float">
            <text:p>1</text:p>
          </table:table-cell>
          <table:table-cell table:style-name="ce89" table:formula="of:=IF(SUM([.Q33:.Q35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R33:.R35])&gt;=2;1;0)" office:value-type="float" office:value="0" calcext:value-type="float">
            <text:p>0</text:p>
          </table:table-cell>
          <table:table-cell table:style-name="ce86" table:formula="of:=IF(SUM([.S33:.S35])&gt;=2;1;0)" office:value-type="float" office:value="0" calcext:value-type="float">
            <text:p>0</text:p>
          </table:table-cell>
          <table:table-cell table:style-name="ce86" table:formula="of:=IF(SUM([.T33:.T35])&gt;=2;1;0)" office:value-type="float" office:value="0" calcext:value-type="float">
            <text:p>0</text:p>
          </table:table-cell>
          <table:table-cell table:style-name="ce89" table:formula="of:=IF(SUM([.V33:.V35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W33:.W35])&gt;=2;1;0)" office:value-type="float" office:value="0" calcext:value-type="float">
            <text:p>0</text:p>
          </table:table-cell>
          <table:table-cell table:style-name="ce86" table:formula="of:=IF(SUM([.X33:.X35])&gt;=2;1;0)" office:value-type="float" office:value="0" calcext:value-type="float">
            <text:p>0</text:p>
          </table:table-cell>
          <table:table-cell table:style-name="ce86" table:formula="of:=IF(SUM([.Y33:.Y35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8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82" table:formula="of:=[.C5]" office:value-type="float" office:value="20458" calcext:value-type="float">
            <text:p>20458</text:p>
          </table:table-cell>
          <table:table-cell table:style-name="ce35" office:value-type="string" calcext:value-type="string" table:number-columns-spanned="3" table:number-rows-spanned="6">
            <text:p>При сложении положительного числа и отрицательного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7 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7</text:p>
          </table:table-cell>
          <table:table-cell/>
          <table:table-cell table:style-name="ce82" table:formula="of:=[.C10]" office:value-type="float" office:value="-3307" calcext:value-type="float">
            <text:p>-3307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33:.G35])&gt;=2;SUM([.G33:.G35])-2;SUM([.G33:.G35]))" office:value-type="float" office:value="0" calcext:value-type="float">
            <text:p>0</text:p>
          </table:table-cell>
          <table:table-cell table:formula="of:=IF(SUM([.H33:.H35])&gt;=2;SUM([.H33:.H35])-2;SUM([.H33:.H35]))" office:value-type="float" office:value="1" calcext:value-type="float">
            <text:p>1</text:p>
          </table:table-cell>
          <table:table-cell table:formula="of:=IF(SUM([.I33:.I35])&gt;=2;SUM([.I33:.I35])-2;SUM([.I33:.I35]))" office:value-type="float" office:value="0" calcext:value-type="float">
            <text:p>0</text:p>
          </table:table-cell>
          <table:table-cell table:formula="of:=IF(SUM([.J33:.J35])&gt;=2;SUM([.J33:.J35])-2;SUM([.J33:.J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33:.L35])&gt;=2;SUM([.L33:.L35])-2;SUM([.L33:.L35]))" office:value-type="float" office:value="0" calcext:value-type="float">
            <text:p>0</text:p>
          </table:table-cell>
          <table:table-cell table:formula="of:=IF(SUM([.M33:.M35])&gt;=2;SUM([.M33:.M35])-2;SUM([.M33:.M35]))" office:value-type="float" office:value="0" calcext:value-type="float">
            <text:p>0</text:p>
          </table:table-cell>
          <table:table-cell table:formula="of:=IF(SUM([.N33:.N35])&gt;=2;SUM([.N33:.N35])-2;SUM([.N33:.N35]))" office:value-type="float" office:value="1" calcext:value-type="float">
            <text:p>1</text:p>
          </table:table-cell>
          <table:table-cell table:formula="of:=IF(SUM([.O33:.O35])&gt;=2;SUM([.O33:.O35])-2;SUM([.O33:.O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33:.Q35])&gt;=2;SUM([.Q33:.Q35])-2;SUM([.Q33:.Q35]))" office:value-type="float" office:value="1" calcext:value-type="float">
            <text:p>1</text:p>
          </table:table-cell>
          <table:table-cell table:formula="of:=IF(SUM([.R33:.R35])&gt;=2;SUM([.R33:.R35])-2;SUM([.R33:.R35]))" office:value-type="float" office:value="1" calcext:value-type="float">
            <text:p>1</text:p>
          </table:table-cell>
          <table:table-cell table:formula="of:=IF(SUM([.S33:.S35])&gt;=2;SUM([.S33:.S35])-2;SUM([.S33:.S35]))" office:value-type="float" office:value="1" calcext:value-type="float">
            <text:p>1</text:p>
          </table:table-cell>
          <table:table-cell table:formula="of:=IF(SUM([.T33:.T35])&gt;=2;SUM([.T33:.T35])-2;SUM([.T33:.T35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33:.V35])&gt;=2;SUM([.V33:.V35])-2;SUM([.V33:.V35]))" office:value-type="float" office:value="1" calcext:value-type="float">
            <text:p>1</text:p>
          </table:table-cell>
          <table:table-cell table:formula="of:=IF(SUM([.W33:.W35])&gt;=2;SUM([.W33:.W35])-2;SUM([.W33:.W35]))" office:value-type="float" office:value="1" calcext:value-type="float">
            <text:p>1</text:p>
          </table:table-cell>
          <table:table-cell table:formula="of:=IF(SUM([.X33:.X35])&gt;=2;SUM([.X33:.X35])-2;SUM([.X33:.X35]))" office:value-type="float" office:value="1" calcext:value-type="float">
            <text:p>1</text:p>
          </table:table-cell>
          <table:table-cell table:formula="of:=IF(SUM([.Y33:.Y35])&gt;=2;SUM([.Y33:.Y35])-2;SUM([.Y33:.Y35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37]=0;[.Y37]*2^0+[.X37]*2^1+[.W37]*2^2+[.V37]*2^3+[.T37]*2^4+[.S37]*2^5+[.R37]*2^6+[.Q37]*2^7+[.O37]*2^8+[.N37]*2^9+[.M37]*2^10+[.L37]*2^11+[.J37]*2^12+[.I37]*2^13+[.H37]*2^14+[.G37]*2^15;[.Y37]*2^0+[.X37]*2^1+[.W37]*2^2+[.V37]*2^3+[.T37]*2^4+[.S37]*2^5+[.R37]*2^6+[.Q37]*2^7+[.O37]*2^8+[.N37]*2^9+[.M37]*2^10+[.L37]*2^11+[.J37]*2^12+[.I37]*2^13+[.H37]*2^14+[.G37]*2^15-65536)" office:value-type="float" office:value="17151" calcext:value-type="float">
            <text:p>17151</text:p>
          </table:table-cell>
          <table:table-cell table:number-columns-repeated="3"/>
          <table:table-cell table:style-name="ce82" table:formula="of:=[.AE34]+[.AE35]" office:value-type="float" office:value="17151" calcext:value-type="float">
            <text:p>17151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33:.G35])&gt;=2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37:.T37])+SUM([.V37:.Y37]);2)=0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33]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37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37]" office:value-type="float" office:value="0" calcext:value-type="float">
            <text:p>0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33]+[.J39];2)" office:value-type="float" office:value="0" calcext:value-type="float">
            <text:p>0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41:.H43])&gt;=2;1;0)" office:value-type="float" office:value="1" calcext:value-type="float">
            <text:p>1</text:p>
          </table:table-cell>
          <table:table-cell table:style-name="ce86" table:formula="of:=IF(SUM([.I41:.I43])&gt;=2;1;0)" office:value-type="float" office:value="1" calcext:value-type="float">
            <text:p>1</text:p>
          </table:table-cell>
          <table:table-cell table:style-name="ce86" table:formula="of:=IF(SUM([.J41:.J43])&gt;=2;1;0)" office:value-type="float" office:value="1" calcext:value-type="float">
            <text:p>1</text:p>
          </table:table-cell>
          <table:table-cell table:style-name="ce89" table:formula="of:=IF(SUM([.L41:.L43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M41:.M43])&gt;=2;1;0)" office:value-type="float" office:value="0" calcext:value-type="float">
            <text:p>0</text:p>
          </table:table-cell>
          <table:table-cell table:style-name="ce86" table:formula="of:=IF(SUM([.N41:.N43])&gt;=2;1;0)" office:value-type="float" office:value="0" calcext:value-type="float">
            <text:p>0</text:p>
          </table:table-cell>
          <table:table-cell table:style-name="ce86" table:formula="of:=IF(SUM([.O41:.O43])&gt;=2;1;0)" office:value-type="float" office:value="0" calcext:value-type="float">
            <text:p>0</text:p>
          </table:table-cell>
          <table:table-cell table:style-name="ce89" table:formula="of:=IF(SUM([.Q41:.Q43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R41:.R43])&gt;=2;1;0)" office:value-type="float" office:value="0" calcext:value-type="float">
            <text:p>0</text:p>
          </table:table-cell>
          <table:table-cell table:style-name="ce86" table:formula="of:=IF(SUM([.S41:.S43])&gt;=2;1;0)" office:value-type="float" office:value="0" calcext:value-type="float">
            <text:p>0</text:p>
          </table:table-cell>
          <table:table-cell table:style-name="ce86" table:formula="of:=IF(SUM([.T41:.T43])&gt;=2;1;0)" office:value-type="float" office:value="1" calcext:value-type="float">
            <text:p>1</text:p>
          </table:table-cell>
          <table:table-cell table:style-name="ce89" table:formula="of:=IF(SUM([.V41:.V43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W41:.W43])&gt;=2;1;0)" office:value-type="float" office:value="1" calcext:value-type="float">
            <text:p>1</text:p>
          </table:table-cell>
          <table:table-cell table:style-name="ce86" table:formula="of:=IF(SUM([.X41:.X43])&gt;=2;1;0)" office:value-type="float" office:value="0" calcext:value-type="float">
            <text:p>0</text:p>
          </table:table-cell>
          <table:table-cell table:style-name="ce86" table:formula="of:=IF(SUM([.Y41:.Y43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8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table:style-name="ce82" table:formula="of:=[.C10]" office:value-type="float" office:value="-3307" calcext:value-type="float">
            <text:p>-3307</text:p>
          </table:table-cell>
          <table:table-cell table:style-name="ce35" office:value-type="string" calcext:value-type="string" table:number-columns-spanned="3" table:number-rows-spanned="6">
            <text:p>При сложении двух отрицательных чисел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82" table:formula="of:=[.C11]" office:value-type="float" office:value="-20458" calcext:value-type="float">
            <text:p>-20458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41:.G43])&gt;=2;SUM([.G41:.G43])-2;SUM([.G41:.G43]))" office:value-type="float" office:value="1" calcext:value-type="float">
            <text:p>1</text:p>
          </table:table-cell>
          <table:table-cell table:formula="of:=IF(SUM([.H41:.H43])&gt;=2;SUM([.H41:.H43])-2;SUM([.H41:.H43]))" office:value-type="float" office:value="0" calcext:value-type="float">
            <text:p>0</text:p>
          </table:table-cell>
          <table:table-cell table:formula="of:=IF(SUM([.I41:.I43])&gt;=2;SUM([.I41:.I43])-2;SUM([.I41:.I43]))" office:value-type="float" office:value="1" calcext:value-type="float">
            <text:p>1</text:p>
          </table:table-cell>
          <table:table-cell table:formula="of:=IF(SUM([.J41:.J43])&gt;=2;SUM([.J41:.J43])-2;SUM([.J41:.J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41:.L43])&gt;=2;SUM([.L41:.L43])-2;SUM([.L41:.L43]))" office:value-type="float" office:value="0" calcext:value-type="float">
            <text:p>0</text:p>
          </table:table-cell>
          <table:table-cell table:formula="of:=IF(SUM([.M41:.M43])&gt;=2;SUM([.M41:.M43])-2;SUM([.M41:.M43]))" office:value-type="float" office:value="0" calcext:value-type="float">
            <text:p>0</text:p>
          </table:table-cell>
          <table:table-cell table:formula="of:=IF(SUM([.N41:.N43])&gt;=2;SUM([.N41:.N43])-2;SUM([.N41:.N43]))" office:value-type="float" office:value="1" calcext:value-type="float">
            <text:p>1</text:p>
          </table:table-cell>
          <table:table-cell table:formula="of:=IF(SUM([.O41:.O43])&gt;=2;SUM([.O41:.O43])-2;SUM([.O41:.O43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1:.Q43])&gt;=2;SUM([.Q41:.Q43])-2;SUM([.Q41:.Q43]))" office:value-type="float" office:value="0" calcext:value-type="float">
            <text:p>0</text:p>
          </table:table-cell>
          <table:table-cell table:formula="of:=IF(SUM([.R41:.R43])&gt;=2;SUM([.R41:.R43])-2;SUM([.R41:.R43]))" office:value-type="float" office:value="0" calcext:value-type="float">
            <text:p>0</text:p>
          </table:table-cell>
          <table:table-cell table:formula="of:=IF(SUM([.S41:.S43])&gt;=2;SUM([.S41:.S43])-2;SUM([.S41:.S43]))" office:value-type="float" office:value="1" calcext:value-type="float">
            <text:p>1</text:p>
          </table:table-cell>
          <table:table-cell table:formula="of:=IF(SUM([.T41:.T43])&gt;=2;SUM([.T41:.T43])-2;SUM([.T41:.T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1:.V43])&gt;=2;SUM([.V41:.V43])-2;SUM([.V41:.V43]))" office:value-type="float" office:value="1" calcext:value-type="float">
            <text:p>1</text:p>
          </table:table-cell>
          <table:table-cell table:formula="of:=IF(SUM([.W41:.W43])&gt;=2;SUM([.W41:.W43])-2;SUM([.W41:.W43]))" office:value-type="float" office:value="0" calcext:value-type="float">
            <text:p>0</text:p>
          </table:table-cell>
          <table:table-cell table:formula="of:=IF(SUM([.X41:.X43])&gt;=2;SUM([.X41:.X43])-2;SUM([.X41:.X43]))" office:value-type="float" office:value="1" calcext:value-type="float">
            <text:p>1</text:p>
          </table:table-cell>
          <table:table-cell table:formula="of:=IF(SUM([.Y41:.Y43])&gt;=2;SUM([.Y41:.Y43])-2;SUM([.Y41:.Y43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45]=0;[.Y45]*2^0+[.X45]*2^1+[.W45]*2^2+[.V45]*2^3+[.T45]*2^4+[.S45]*2^5+[.R45]*2^6+[.Q45]*2^7+[.O45]*2^8+[.N45]*2^9+[.M45]*2^10+[.L45]*2^11+[.J45]*2^12+[.I45]*2^13+[.H45]*2^14+[.G45]*2^15;[.Y45]*2^0+[.X45]*2^1+[.W45]*2^2+[.V45]*2^3+[.T45]*2^4+[.S45]*2^5+[.R45]*2^6+[.Q45]*2^7+[.O45]*2^8+[.N45]*2^9+[.M45]*2^10+[.L45]*2^11+[.J45]*2^12+[.I45]*2^13+[.H45]*2^14+[.G45]*2^15-65536)" office:value-type="float" office:value="-23765" calcext:value-type="float">
            <text:p>-23765</text:p>
          </table:table-cell>
          <table:table-cell table:number-columns-repeated="3"/>
          <table:table-cell table:style-name="ce82" table:formula="of:=[.AE42]+[.AE43]" office:value-type="float" office:value="-23765" calcext:value-type="float">
            <text:p>-23765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41:.G43])&gt;=2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45:.T45])+SUM([.V45:.Y45]);2)=0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41]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45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45]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41]+[.J47];2)" office:value-type="float" office:value="0" calcext:value-type="float">
            <text:p>0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49:.H51])&gt;=2;1;0)" office:value-type="float" office:value="0" calcext:value-type="float">
            <text:p>0</text:p>
          </table:table-cell>
          <table:table-cell table:style-name="ce86" table:formula="of:=IF(SUM([.I49:.I51])&gt;=2;1;0)" office:value-type="float" office:value="1" calcext:value-type="float">
            <text:p>1</text:p>
          </table:table-cell>
          <table:table-cell table:style-name="ce86" table:formula="of:=IF(SUM([.J49:.J51])&gt;=2;1;0)" office:value-type="float" office:value="0" calcext:value-type="float">
            <text:p>0</text:p>
          </table:table-cell>
          <table:table-cell table:style-name="ce89" table:formula="of:=IF(SUM([.L49:.L51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M49:.M51])&gt;=2;1;0)" office:value-type="float" office:value="0" calcext:value-type="float">
            <text:p>0</text:p>
          </table:table-cell>
          <table:table-cell table:style-name="ce86" table:formula="of:=IF(SUM([.N49:.N51])&gt;=2;1;0)" office:value-type="float" office:value="0" calcext:value-type="float">
            <text:p>0</text:p>
          </table:table-cell>
          <table:table-cell table:style-name="ce86" table:formula="of:=IF(SUM([.O49:.O51])&gt;=2;1;0)" office:value-type="float" office:value="0" calcext:value-type="float">
            <text:p>0</text:p>
          </table:table-cell>
          <table:table-cell table:style-name="ce89" table:formula="of:=IF(SUM([.Q49:.Q51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R49:.R51])&gt;=2;1;0)" office:value-type="float" office:value="0" calcext:value-type="float">
            <text:p>0</text:p>
          </table:table-cell>
          <table:table-cell table:style-name="ce86" table:formula="of:=IF(SUM([.S49:.S51])&gt;=2;1;0)" office:value-type="float" office:value="1" calcext:value-type="float">
            <text:p>1</text:p>
          </table:table-cell>
          <table:table-cell table:style-name="ce86" table:formula="of:=IF(SUM([.T49:.T51])&gt;=2;1;0)" office:value-type="float" office:value="1" calcext:value-type="float">
            <text:p>1</text:p>
          </table:table-cell>
          <table:table-cell table:style-name="ce89" table:formula="of:=IF(SUM([.V49:.V51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W49:.W51])&gt;=2;1;0)" office:value-type="float" office:value="1" calcext:value-type="float">
            <text:p>1</text:p>
          </table:table-cell>
          <table:table-cell table:style-name="ce86" table:formula="of:=IF(SUM([.X49:.X51])&gt;=2;1;0)" office:value-type="float" office:value="1" calcext:value-type="float">
            <text:p>1</text:p>
          </table:table-cell>
          <table:table-cell table:style-name="ce86" table:formula="of:=IF(SUM([.Y49:.Y51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table:style-name="ce82" table:formula="of:=[.C11]" office:value-type="float" office:value="-20458" calcext:value-type="float">
            <text:p>-20458</text:p>
          </table:table-cell>
          <table:table-cell table:style-name="ce35" office:value-type="string" calcext:value-type="string" table:number-columns-spanned="3" table:number-rows-spanned="6">
            <text:p>При сложении двух отрицательных чисел получено положи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1" calcext:value-type="float">
            <text:p>1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9</text:p>
          </table:table-cell>
          <table:table-cell/>
          <table:table-cell table:style-name="ce82" table:formula="of:=[.C12]" office:value-type="float" office:value="-23765" calcext:value-type="float">
            <text:p>-23765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49:.G51])&gt;=2;SUM([.G49:.G51])-2;SUM([.G49:.G51]))" office:value-type="float" office:value="0" calcext:value-type="float">
            <text:p>0</text:p>
          </table:table-cell>
          <table:table-cell table:formula="of:=IF(SUM([.H49:.H51])&gt;=2;SUM([.H49:.H51])-2;SUM([.H49:.H51]))" office:value-type="float" office:value="1" calcext:value-type="float">
            <text:p>1</text:p>
          </table:table-cell>
          <table:table-cell table:formula="of:=IF(SUM([.I49:.I51])&gt;=2;SUM([.I49:.I51])-2;SUM([.I49:.I51]))" office:value-type="float" office:value="0" calcext:value-type="float">
            <text:p>0</text:p>
          </table:table-cell>
          <table:table-cell table:formula="of:=IF(SUM([.J49:.J51])&gt;=2;SUM([.J49:.J51])-2;SUM([.J49:.J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49:.L51])&gt;=2;SUM([.L49:.L51])-2;SUM([.L49:.L51]))" office:value-type="float" office:value="0" calcext:value-type="float">
            <text:p>0</text:p>
          </table:table-cell>
          <table:table-cell table:formula="of:=IF(SUM([.M49:.M51])&gt;=2;SUM([.M49:.M51])-2;SUM([.M49:.M51]))" office:value-type="float" office:value="0" calcext:value-type="float">
            <text:p>0</text:p>
          </table:table-cell>
          <table:table-cell table:formula="of:=IF(SUM([.N49:.N51])&gt;=2;SUM([.N49:.N51])-2;SUM([.N49:.N51]))" office:value-type="float" office:value="1" calcext:value-type="float">
            <text:p>1</text:p>
          </table:table-cell>
          <table:table-cell table:formula="of:=IF(SUM([.O49:.O51])&gt;=2;SUM([.O49:.O51])-2;SUM([.O49:.O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9:.Q51])&gt;=2;SUM([.Q49:.Q51])-2;SUM([.Q49:.Q51]))" office:value-type="float" office:value="0" calcext:value-type="float">
            <text:p>0</text:p>
          </table:table-cell>
          <table:table-cell table:formula="of:=IF(SUM([.R49:.R51])&gt;=2;SUM([.R49:.R51])-2;SUM([.R49:.R51]))" office:value-type="float" office:value="1" calcext:value-type="float">
            <text:p>1</text:p>
          </table:table-cell>
          <table:table-cell table:formula="of:=IF(SUM([.S49:.S51])&gt;=2;SUM([.S49:.S51])-2;SUM([.S49:.S51]))" office:value-type="float" office:value="0" calcext:value-type="float">
            <text:p>0</text:p>
          </table:table-cell>
          <table:table-cell table:formula="of:=IF(SUM([.T49:.T51])&gt;=2;SUM([.T49:.T51])-2;SUM([.T49:.T51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9:.V51])&gt;=2;SUM([.V49:.V51])-2;SUM([.V49:.V51]))" office:value-type="float" office:value="0" calcext:value-type="float">
            <text:p>0</text:p>
          </table:table-cell>
          <table:table-cell table:formula="of:=IF(SUM([.W49:.W51])&gt;=2;SUM([.W49:.W51])-2;SUM([.W49:.W51]))" office:value-type="float" office:value="0" calcext:value-type="float">
            <text:p>0</text:p>
          </table:table-cell>
          <table:table-cell table:formula="of:=IF(SUM([.X49:.X51])&gt;=2;SUM([.X49:.X51])-2;SUM([.X49:.X51]))" office:value-type="float" office:value="0" calcext:value-type="float">
            <text:p>0</text:p>
          </table:table-cell>
          <table:table-cell table:formula="of:=IF(SUM([.Y49:.Y51])&gt;=2;SUM([.Y49:.Y51])-2;SUM([.Y49:.Y51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53]=0;[.Y53]*2^0+[.X53]*2^1+[.W53]*2^2+[.V53]*2^3+[.T53]*2^4+[.S53]*2^5+[.R53]*2^6+[.Q53]*2^7+[.O53]*2^8+[.N53]*2^9+[.M53]*2^10+[.L53]*2^11+[.J53]*2^12+[.I53]*2^13+[.H53]*2^14+[.G53]*2^15;[.Y53]*2^0+[.X53]*2^1+[.W53]*2^2+[.V53]*2^3+[.T53]*2^4+[.S53]*2^5+[.R53]*2^6+[.Q53]*2^7+[.O53]*2^8+[.N53]*2^9+[.M53]*2^10+[.L53]*2^11+[.J53]*2^12+[.I53]*2^13+[.H53]*2^14+[.G53]*2^15-65536)" office:value-type="float" office:value="21313" calcext:value-type="float">
            <text:p>21313</text:p>
          </table:table-cell>
          <table:table-cell table:number-columns-repeated="3"/>
          <table:table-cell table:style-name="ce82" table:formula="of:=[.AE50]+[.AE51]" office:value-type="float" office:value="-44223" calcext:value-type="float">
            <text:p>-44223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49:.G51])&gt;=2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53:.T53])+SUM([.V53:.Y53]);2)=0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49]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53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53]" office:value-type="float" office:value="0" calcext:value-type="float">
            <text:p>0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49]+[.J55];2)" office:value-type="float" office:value="1" calcext:value-type="float">
            <text:p>1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57:.H59])&gt;=2;1;0)" office:value-type="float" office:value="0" calcext:value-type="float">
            <text:p>0</text:p>
          </table:table-cell>
          <table:table-cell table:style-name="ce86" table:formula="of:=IF(SUM([.I57:.I59])&gt;=2;1;0)" office:value-type="float" office:value="0" calcext:value-type="float">
            <text:p>0</text:p>
          </table:table-cell>
          <table:table-cell table:style-name="ce86" table:formula="of:=IF(SUM([.J57:.J59])&gt;=2;1;0)" office:value-type="float" office:value="0" calcext:value-type="float">
            <text:p>0</text:p>
          </table:table-cell>
          <table:table-cell table:style-name="ce89" table:formula="of:=IF(SUM([.L57:.L59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M57:.M59])&gt;=2;1;0)" office:value-type="float" office:value="0" calcext:value-type="float">
            <text:p>0</text:p>
          </table:table-cell>
          <table:table-cell table:style-name="ce86" table:formula="of:=IF(SUM([.N57:.N59])&gt;=2;1;0)" office:value-type="float" office:value="0" calcext:value-type="float">
            <text:p>0</text:p>
          </table:table-cell>
          <table:table-cell table:style-name="ce86" table:formula="of:=IF(SUM([.O57:.O59])&gt;=2;1;0)" office:value-type="float" office:value="0" calcext:value-type="float">
            <text:p>0</text:p>
          </table:table-cell>
          <table:table-cell table:style-name="ce89" table:formula="of:=IF(SUM([.Q57:.Q59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R57:.R59])&gt;=2;1;0)" office:value-type="float" office:value="1" calcext:value-type="float">
            <text:p>1</text:p>
          </table:table-cell>
          <table:table-cell table:style-name="ce86" table:formula="of:=IF(SUM([.S57:.S59])&gt;=2;1;0)" office:value-type="float" office:value="1" calcext:value-type="float">
            <text:p>1</text:p>
          </table:table-cell>
          <table:table-cell table:style-name="ce86" table:formula="of:=IF(SUM([.T57:.T59])&gt;=2;1;0)" office:value-type="float" office:value="1" calcext:value-type="float">
            <text:p>1</text:p>
          </table:table-cell>
          <table:table-cell table:style-name="ce89" table:formula="of:=IF(SUM([.V57:.V59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W57:.W59])&gt;=2;1;0)" office:value-type="float" office:value="1" calcext:value-type="float">
            <text:p>1</text:p>
          </table:table-cell>
          <table:table-cell table:style-name="ce86" table:formula="of:=IF(SUM([.X57:.X59])&gt;=2;1;0)" office:value-type="float" office:value="1" calcext:value-type="float">
            <text:p>1</text:p>
          </table:table-cell>
          <table:table-cell table:style-name="ce86" table:formula="of:=IF(SUM([.Y57:.Y59])&gt;=2;1;0)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8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82" table:formula="of:=[.C4]" office:value-type="float" office:value="3307" calcext:value-type="float">
            <text:p>3307</text:p>
          </table:table-cell>
          <table:table-cell table:style-name="ce35" office:value-type="string" calcext:value-type="string" table:number-columns-spanned="3" table:number-rows-spanned="6">
            <text:p>При сложении положительного числа и отрицательного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82" table:formula="of:=[.C11]" office:value-type="float" office:value="-20458" calcext:value-type="float">
            <text:p>-20458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57:.G59])&gt;=2;SUM([.G57:.G59])-2;SUM([.G57:.G59]))" office:value-type="float" office:value="1" calcext:value-type="float">
            <text:p>1</text:p>
          </table:table-cell>
          <table:table-cell table:formula="of:=IF(SUM([.H57:.H59])&gt;=2;SUM([.H57:.H59])-2;SUM([.H57:.H59]))" office:value-type="float" office:value="0" calcext:value-type="float">
            <text:p>0</text:p>
          </table:table-cell>
          <table:table-cell table:formula="of:=IF(SUM([.I57:.I59])&gt;=2;SUM([.I57:.I59])-2;SUM([.I57:.I59]))" office:value-type="float" office:value="1" calcext:value-type="float">
            <text:p>1</text:p>
          </table:table-cell>
          <table:table-cell table:formula="of:=IF(SUM([.J57:.J59])&gt;=2;SUM([.J57:.J59])-2;SUM([.J57:.J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57:.L59])&gt;=2;SUM([.L57:.L59])-2;SUM([.L57:.L59]))" office:value-type="float" office:value="1" calcext:value-type="float">
            <text:p>1</text:p>
          </table:table-cell>
          <table:table-cell table:formula="of:=IF(SUM([.M57:.M59])&gt;=2;SUM([.M57:.M59])-2;SUM([.M57:.M59]))" office:value-type="float" office:value="1" calcext:value-type="float">
            <text:p>1</text:p>
          </table:table-cell>
          <table:table-cell table:formula="of:=IF(SUM([.N57:.N59])&gt;=2;SUM([.N57:.N59])-2;SUM([.N57:.N59]))" office:value-type="float" office:value="0" calcext:value-type="float">
            <text:p>0</text:p>
          </table:table-cell>
          <table:table-cell table:formula="of:=IF(SUM([.O57:.O59])&gt;=2;SUM([.O57:.O59])-2;SUM([.O57:.O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57:.Q59])&gt;=2;SUM([.Q57:.Q59])-2;SUM([.Q57:.Q59]))" office:value-type="float" office:value="0" calcext:value-type="float">
            <text:p>0</text:p>
          </table:table-cell>
          <table:table-cell table:formula="of:=IF(SUM([.R57:.R59])&gt;=2;SUM([.R57:.R59])-2;SUM([.R57:.R59]))" office:value-type="float" office:value="0" calcext:value-type="float">
            <text:p>0</text:p>
          </table:table-cell>
          <table:table-cell table:formula="of:=IF(SUM([.S57:.S59])&gt;=2;SUM([.S57:.S59])-2;SUM([.S57:.S59]))" office:value-type="float" office:value="0" calcext:value-type="float">
            <text:p>0</text:p>
          </table:table-cell>
          <table:table-cell table:formula="of:=IF(SUM([.T57:.T59])&gt;=2;SUM([.T57:.T59])-2;SUM([.T57:.T5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57:.V59])&gt;=2;SUM([.V57:.V59])-2;SUM([.V57:.V59]))" office:value-type="float" office:value="0" calcext:value-type="float">
            <text:p>0</text:p>
          </table:table-cell>
          <table:table-cell table:formula="of:=IF(SUM([.W57:.W59])&gt;=2;SUM([.W57:.W59])-2;SUM([.W57:.W59]))" office:value-type="float" office:value="0" calcext:value-type="float">
            <text:p>0</text:p>
          </table:table-cell>
          <table:table-cell table:formula="of:=IF(SUM([.X57:.X59])&gt;=2;SUM([.X57:.X59])-2;SUM([.X57:.X59]))" office:value-type="float" office:value="0" calcext:value-type="float">
            <text:p>0</text:p>
          </table:table-cell>
          <table:table-cell table:formula="of:=IF(SUM([.Y57:.Y59])&gt;=2;SUM([.Y57:.Y59])-2;SUM([.Y57:.Y5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61]=0;[.Y61]*2^0+[.X61]*2^1+[.W61]*2^2+[.V61]*2^3+[.T61]*2^4+[.S61]*2^5+[.R61]*2^6+[.Q61]*2^7+[.O61]*2^8+[.N61]*2^9+[.M61]*2^10+[.L61]*2^11+[.J61]*2^12+[.I61]*2^13+[.H61]*2^14+[.G61]*2^15;[.Y61]*2^0+[.X61]*2^1+[.W61]*2^2+[.V61]*2^3+[.T61]*2^4+[.S61]*2^5+[.R61]*2^6+[.Q61]*2^7+[.O61]*2^8+[.N61]*2^9+[.M61]*2^10+[.L61]*2^11+[.J61]*2^12+[.I61]*2^13+[.H61]*2^14+[.G61]*2^15-65536)" office:value-type="float" office:value="-17151" calcext:value-type="float">
            <text:p>-17151</text:p>
          </table:table-cell>
          <table:table-cell table:number-columns-repeated="3"/>
          <table:table-cell table:style-name="ce82" table:formula="of:=[.AE58]+[.AE59]" office:value-type="float" office:value="-17151" calcext:value-type="float">
            <text:p>-17151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57:.G59])&gt;=2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61:.T61])+SUM([.V61:.Y61]);2)=0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57]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61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61]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57]+[.J63];2)" office:value-type="float" office:value="0" calcext:value-type="float">
            <text:p>0</text:p>
          </table:table-cell>
          <table:covered-table-cell table:number-columns-repeated="3" table:style-name="ce35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66"/>
          <table:table-cell table:style-name="ce73"/>
          <table:table-cell table:style-name="ce79" office:value-type="string" calcext:value-type="string">
            <text:p>переносы</text:p>
          </table:table-cell>
          <table:table-cell table:style-name="ce86" table:formula="of:=IF(SUM([.H65:.H67])&gt;=2;1;0)" office:value-type="float" office:value="1" calcext:value-type="float">
            <text:p>1</text:p>
          </table:table-cell>
          <table:table-cell table:style-name="ce86" table:formula="of:=IF(SUM([.I65:.I67])&gt;=2;1;0)" office:value-type="float" office:value="1" calcext:value-type="float">
            <text:p>1</text:p>
          </table:table-cell>
          <table:table-cell table:style-name="ce86" table:formula="of:=IF(SUM([.J65:.J67])&gt;=2;1;0)" office:value-type="float" office:value="1" calcext:value-type="float">
            <text:p>1</text:p>
          </table:table-cell>
          <table:table-cell table:style-name="ce89" table:formula="of:=IF(SUM([.L65:.L67])&gt;=2;1;0)" office:value-type="float" office:value="1" calcext:value-type="float">
            <text:p>1</text:p>
          </table:table-cell>
          <table:table-cell table:style-name="ce86"/>
          <table:table-cell table:style-name="ce86" table:formula="of:=IF(SUM([.M65:.M67])&gt;=2;1;0)" office:value-type="float" office:value="1" calcext:value-type="float">
            <text:p>1</text:p>
          </table:table-cell>
          <table:table-cell table:style-name="ce86" table:formula="of:=IF(SUM([.N65:.N67])&gt;=2;1;0)" office:value-type="float" office:value="0" calcext:value-type="float">
            <text:p>0</text:p>
          </table:table-cell>
          <table:table-cell table:style-name="ce86" table:formula="of:=IF(SUM([.O65:.O67])&gt;=2;1;0)" office:value-type="float" office:value="0" calcext:value-type="float">
            <text:p>0</text:p>
          </table:table-cell>
          <table:table-cell table:style-name="ce89" table:formula="of:=IF(SUM([.Q65:.Q67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R65:.R67])&gt;=2;1;0)" office:value-type="float" office:value="0" calcext:value-type="float">
            <text:p>0</text:p>
          </table:table-cell>
          <table:table-cell table:style-name="ce86" table:formula="of:=IF(SUM([.S65:.S67])&gt;=2;1;0)" office:value-type="float" office:value="0" calcext:value-type="float">
            <text:p>0</text:p>
          </table:table-cell>
          <table:table-cell table:style-name="ce86" table:formula="of:=IF(SUM([.T65:.T67])&gt;=2;1;0)" office:value-type="float" office:value="0" calcext:value-type="float">
            <text:p>0</text:p>
          </table:table-cell>
          <table:table-cell table:style-name="ce89" table:formula="of:=IF(SUM([.V65:.V67])&gt;=2;1;0)" office:value-type="float" office:value="0" calcext:value-type="float">
            <text:p>0</text:p>
          </table:table-cell>
          <table:table-cell table:style-name="ce86"/>
          <table:table-cell table:style-name="ce86" table:formula="of:=IF(SUM([.W65:.W67])&gt;=2;1;0)" office:value-type="float" office:value="0" calcext:value-type="float">
            <text:p>0</text:p>
          </table:table-cell>
          <table:table-cell table:style-name="ce86" table:formula="of:=IF(SUM([.X65:.X67])&gt;=2;1;0)" office:value-type="float" office:value="0" calcext:value-type="float">
            <text:p>0</text:p>
          </table:table-cell>
          <table:table-cell table:style-name="ce86" table:formula="of:=IF(SUM([.Y65:.Y67])&gt;=2;1;0)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1"/>
          <table:table-cell table:style-name="ce73" table:number-columns-repeated="7"/>
          <table:table-cell table:style-name="ce98"/>
        </table:table-row>
        <table:table-row table:style-name="ro2">
          <table:table-cell table:number-columns-repeated="3"/>
          <table:table-cell table:style-name="ce67"/>
          <table:table-cell office:value-type="string" calcext:value-type="string">
            <text:p>B11 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/>
          <table:table-cell table:style-name="ce82" table:formula="of:=[.C14]" office:value-type="float" office:value="-17151" calcext:value-type="float">
            <text:p>-17151</text:p>
          </table:table-cell>
          <table:table-cell table:style-name="ce35" office:value-type="string" calcext:value-type="string" table:number-columns-spanned="3" table:number-rows-spanned="6">
            <text:p>При сложении отрицательного числа с положительным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5"/>
        </table:table-row>
        <table:table-row table:style-name="ro1">
          <table:table-cell table:number-columns-repeated="3"/>
          <table:table-cell table:style-name="ce67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82" table:formula="of:=[.C6]" office:value-type="float" office:value="23765" calcext:value-type="float">
            <text:p>23765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style-name="ce78" table:number-columns-repeated="2"/>
          <table:table-cell table:style-name="ce87" table:number-columns-repeated="19"/>
          <table:table-cell table:number-columns-repeated="3"/>
          <table:table-cell table:style-name="ce78" table:number-columns-repeated="2"/>
          <table:table-cell table:style-name="ce96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 table:number-columns-repeated="2"/>
          <table:table-cell table:formula="of:=IF(SUM([.G65:.G67])&gt;=2;SUM([.G65:.G67])-2;SUM([.G65:.G67]))" office:value-type="float" office:value="0" calcext:value-type="float">
            <text:p>0</text:p>
          </table:table-cell>
          <table:table-cell table:formula="of:=IF(SUM([.H65:.H67])&gt;=2;SUM([.H65:.H67])-2;SUM([.H65:.H67]))" office:value-type="float" office:value="0" calcext:value-type="float">
            <text:p>0</text:p>
          </table:table-cell>
          <table:table-cell table:formula="of:=IF(SUM([.I65:.I67])&gt;=2;SUM([.I65:.I67])-2;SUM([.I65:.I67]))" office:value-type="float" office:value="0" calcext:value-type="float">
            <text:p>0</text:p>
          </table:table-cell>
          <table:table-cell table:formula="of:=IF(SUM([.J65:.J67])&gt;=2;SUM([.J65:.J67])-2;SUM([.J65:.J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65:.L67])&gt;=2;SUM([.L65:.L67])-2;SUM([.L65:.L67]))" office:value-type="float" office:value="1" calcext:value-type="float">
            <text:p>1</text:p>
          </table:table-cell>
          <table:table-cell table:formula="of:=IF(SUM([.M65:.M67])&gt;=2;SUM([.M65:.M67])-2;SUM([.M65:.M67]))" office:value-type="float" office:value="0" calcext:value-type="float">
            <text:p>0</text:p>
          </table:table-cell>
          <table:table-cell table:formula="of:=IF(SUM([.N65:.N67])&gt;=2;SUM([.N65:.N67])-2;SUM([.N65:.N67]))" office:value-type="float" office:value="0" calcext:value-type="float">
            <text:p>0</text:p>
          </table:table-cell>
          <table:table-cell table:formula="of:=IF(SUM([.O65:.O67])&gt;=2;SUM([.O65:.O67])-2;SUM([.O65:.O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65:.Q67])&gt;=2;SUM([.Q65:.Q67])-2;SUM([.Q65:.Q67]))" office:value-type="float" office:value="1" calcext:value-type="float">
            <text:p>1</text:p>
          </table:table-cell>
          <table:table-cell table:formula="of:=IF(SUM([.R65:.R67])&gt;=2;SUM([.R65:.R67])-2;SUM([.R65:.R67]))" office:value-type="float" office:value="1" calcext:value-type="float">
            <text:p>1</text:p>
          </table:table-cell>
          <table:table-cell table:formula="of:=IF(SUM([.S65:.S67])&gt;=2;SUM([.S65:.S67])-2;SUM([.S65:.S67]))" office:value-type="float" office:value="0" calcext:value-type="float">
            <text:p>0</text:p>
          </table:table-cell>
          <table:table-cell table:formula="of:=IF(SUM([.T65:.T67])&gt;=2;SUM([.T65:.T67])-2;SUM([.T65:.T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65:.V67])&gt;=2;SUM([.V65:.V67])-2;SUM([.V65:.V67]))" office:value-type="float" office:value="0" calcext:value-type="float">
            <text:p>0</text:p>
          </table:table-cell>
          <table:table-cell table:formula="of:=IF(SUM([.W65:.W67])&gt;=2;SUM([.W65:.W67])-2;SUM([.W65:.W67]))" office:value-type="float" office:value="1" calcext:value-type="float">
            <text:p>1</text:p>
          </table:table-cell>
          <table:table-cell table:formula="of:=IF(SUM([.X65:.X67])&gt;=2;SUM([.X65:.X67])-2;SUM([.X65:.X67]))" office:value-type="float" office:value="1" calcext:value-type="float">
            <text:p>1</text:p>
          </table:table-cell>
          <table:table-cell table:formula="of:=IF(SUM([.Y65:.Y67])&gt;=2;SUM([.Y65:.Y67])-2;SUM([.Y65:.Y67])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G69]=0;[.Y69]*2^0+[.X69]*2^1+[.W69]*2^2+[.V69]*2^3+[.T69]*2^4+[.S69]*2^5+[.R69]*2^6+[.Q69]*2^7+[.O69]*2^8+[.N69]*2^9+[.M69]*2^10+[.L69]*2^11+[.J69]*2^12+[.I69]*2^13+[.H69]*2^14+[.G69]*2^15;[.Y69]*2^0+[.X69]*2^1+[.W69]*2^2+[.V69]*2^3+[.T69]*2^4+[.S69]*2^5+[.R69]*2^6+[.Q69]*2^7+[.O69]*2^8+[.N69]*2^9+[.M69]*2^10+[.L69]*2^11+[.J69]*2^12+[.I69]*2^13+[.H69]*2^14+[.G69]*2^15-65536)" office:value-type="float" office:value="6614" calcext:value-type="float">
            <text:p>6614</text:p>
          </table:table-cell>
          <table:table-cell table:number-columns-repeated="3"/>
          <table:table-cell table:style-name="ce82" table:formula="of:=[.AE66]+[.AE67]" office:value-type="float" office:value="6614" calcext:value-type="float">
            <text:p>6614</text:p>
          </table:table-cell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67"/>
          <table:table-cell/>
          <table:table-cell table:style-name="ce80"/>
          <table:table-cell table:number-columns-repeated="25"/>
          <table:covered-table-cell table:number-columns-repeated="3" table:style-name="ce35"/>
        </table:table-row>
        <table:table-row table:style-name="ro1">
          <table:table-cell table:number-columns-repeated="3"/>
          <table:table-cell table:style-name="ce77"/>
          <table:table-cell table:style-name="ce75" table:number-columns-repeated="2"/>
          <table:table-cell table:style-name="ce24" office:value-type="string" calcext:value-type="string" table:number-columns-spanned="3" table:number-rows-spanned="1">
            <text:p>CF=</text:p>
          </table:table-cell>
          <table:covered-table-cell table:number-columns-repeated="2" table:style-name="ce24"/>
          <table:table-cell table:style-name="ce90" table:formula="of:=IF(SUM([.G65:.G67])&gt;=2;1;0)" office:value-type="float" office:value="1" calcext:value-type="float">
            <text:p>1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PF=</text:p>
          </table:table-cell>
          <table:covered-table-cell table:number-columns-repeated="2" table:style-name="ce24"/>
          <table:table-cell table:style-name="ce90" table:formula="of:=IF(MOD(SUM([.Q69:.T69])+SUM([.V69:.Y69]);2)=0;1;0)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AF=</text:p>
          </table:table-cell>
          <table:covered-table-cell table:number-columns-repeated="2" table:style-name="ce24"/>
          <table:table-cell table:style-name="ce90" table:formula="of:=[.T65]" office:value-type="float" office:value="0" calcext:value-type="float">
            <text:p>0</text:p>
          </table:table-cell>
          <table:table-cell table:style-name="ce85"/>
          <table:table-cell table:style-name="ce24" office:value-type="string" calcext:value-type="string" table:number-columns-spanned="3" table:number-rows-spanned="1">
            <text:p>ZF=</text:p>
          </table:table-cell>
          <table:covered-table-cell table:number-columns-repeated="2" table:style-name="ce24"/>
          <table:table-cell table:style-name="ce90" table:formula="of:=IF([.AA69]=0;1;0)" office:value-type="float" office:value="0" calcext:value-type="float">
            <text:p>0</text:p>
          </table:table-cell>
          <table:table-cell table:style-name="ce85"/>
          <table:table-cell table:style-name="ce95" office:value-type="string" calcext:value-type="string">
            <text:p>SF=</text:p>
          </table:table-cell>
          <table:table-cell table:style-name="ce90" table:formula="of:=[.G69]" office:value-type="float" office:value="0" calcext:value-type="float">
            <text:p>0</text:p>
          </table:table-cell>
          <table:table-cell table:style-name="ce75"/>
          <table:table-cell table:style-name="ce75" office:value-type="string" calcext:value-type="string">
            <text:p>OF=</text:p>
          </table:table-cell>
          <table:table-cell table:style-name="ce90" table:formula="of:=MOD([.G65]+[.J71];2)" office:value-type="float" office:value="0" calcext:value-type="float">
            <text:p>0</text:p>
          </table:table-cell>
          <table:covered-table-cell table:number-columns-repeated="3" table:style-name="ce35"/>
        </table:table-row>
        <table:table-row table:style-name="ro2" table:number-rows-repeated="1048504">
          <table:table-cell table:number-columns-repeated="34"/>
        </table:table-row>
        <table:table-row table:style-name="ro2">
          <table:table-cell table:number-columns-repeated="34"/>
        </table:table-row>
        <calcext:conditional-formats>
          <calcext:conditional-format calcext:target-range-address="Лист1.G4:Лист1.Y7">
            <calcext:condition calcext:apply-style-name="Мой стиль" calcext:value="=1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Мой_20_стиль" style:display-name="Мой стиль" style:family="table-cell" style:parent-style-name="Default">
      <style:table-cell-properties fo:background-color="#00a933" style:diagonal-bl-tr="none" style:diagonal-tl-br="none"/>
      <style:text-properties fo:color="#0000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1.097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 style:data-style-name="N2" text:time-value="17:33:59.87512577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Шулай Роман Юрьевич</text:span></text:p>
        <text:p><text:span text:style-name="MT2">Вариант №35 </text:span></text:p>
        <text:p><text:span text:style-name="MT1">Название файла: Отчет информатика лаба5 Шулай Р</text:span></text:p>
      </style:header>
      <style:header-left style:display="false"/>
      <style:header-first style:display="false"/>
      <style:footer>
        <text:p><text:span text:style-name="MT2">Дата создания: 29.11.2025</text:span></text:p>
        <text:p><text:span text:style-name="MT2">Время создания: 14:40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4:39:44</meta:creation-date>
    <dc:language>ru-RU</dc:language>
    <dc:date>2025-11-29T17:42:58.511850541</dc:date>
    <meta:editing-cycles>3</meta:editing-cycles>
    <meta:editing-duration>PT14M27S</meta:editing-duration>
    <meta:generator>LibreOffice/25.2.3.2$Linux_X86_64 LibreOffice_project/520$Build-2</meta:generator>
    <meta:document-statistic meta:table-count="1" meta:cell-count="989" meta:object-count="0"/>
    <meta:user-defined meta:name="AppVersion">15.0000</meta:user-defined>
  </office:meta>
</office:document-meta>
</file>